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style:font-name="DejaVu Sans Mono" fo:font-size="7pt" officeooo:rsid="0024f099" officeooo:paragraph-rsid="0024f099" style:font-size-asian="7pt" style:font-size-complex="7pt"/>
    </style:style>
    <style:style style:name="T1" style:family="text">
      <style:text-properties officeooo:rsid="0026d9b9"/>
    </style:style>
    <style:style style:name="T2" style:family="text">
      <style:text-properties officeooo:rsid="003174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nuary</text:p>
      <text:p text:style-name="P2"/>
      <text:p text:style-name="P2"/>
      <text:p text:style-name="P2"/>
      <text:p text:style-name="P2"/>
      <text:p text:style-name="P2"/>
      <text:p text:style-name="P2">1 - SU</text:p>
      <text:p text:style-name="P2">0422 5.64</text:p>
      <text:p text:style-name="P2">1032 0.73</text:p>
      <text:p text:style-name="P2">1648 5.54</text:p>
      <text:p text:style-name="P2">2257 0.83</text:p>
      <text:p text:style-name="P2"/>
      <text:p text:style-name="P2">2 - M</text:p>
      <text:p text:style-name="P2">0515 5.42</text:p>
      <text:p text:style-name="P2">1123 0.94</text:p>
      <text:p text:style-name="P2">1743 5.31</text:p>
      <text:p text:style-name="P2">2350 1.06</text:p>
      <text:p text:style-name="P2"/>
      <text:p text:style-name="P2">3 - TU</text:p>
      <text:p text:style-name="P2">0612 5.18</text:p>
      <text:p text:style-name="P2">1218 1.17</text:p>
      <text:p text:style-name="P2">1843 5.07</text:p>
      <text:p text:style-name="P2"/>
      <text:p text:style-name="P2"/>
      <text:p text:style-name="P2">4 - W</text:p>
      <text:p text:style-name="P2">0048 1.28</text:p>
      <text:p text:style-name="P2">0714 4.96</text:p>
      <text:p text:style-name="P2">1319 1.38</text:p>
      <text:p text:style-name="P2">1947 4.88</text:p>
      <text:p text:style-name="P2"/>
      <text:p text:style-name="P2">5 - TH</text:p>
      <text:p text:style-name="P2">0152 1.46</text:p>
      <text:p text:style-name="P2">0820 4.81</text:p>
      <text:p text:style-name="P2">1426 1.52</text:p>
      <text:p text:style-name="P2">2054 4.77</text:p>
      <text:p text:style-name="P2"/>
      <text:p text:style-name="P2">6 - F</text:p>
      <text:p text:style-name="P2">0300 1.55</text:p>
      <text:p text:style-name="P2">0928 4.75</text:p>
      <text:p text:style-name="P2">1533 1.56</text:p>
      <text:p text:style-name="P2">2200 4.75</text:p>
      <text:p text:style-name="P2"/>
      <text:p text:style-name="P2">7 - SA</text:p>
      <text:p text:style-name="P2">0405 1.55</text:p>
      <text:p text:style-name="P2">1032 4.77</text:p>
      <text:p text:style-name="P2">1635 1.52</text:p>
      <text:p text:style-name="P2">2301 4.80</text:p>
      <text:p text:style-name="P2"/>
      <text:p text:style-name="P2">8 - SU</text:p>
      <text:p text:style-name="P2">0504 1.48</text:p>
      <text:p text:style-name="P2">1130 4.83</text:p>
      <text:p text:style-name="P2">1730 1.44</text:p>
      <text:p text:style-name="P2">2356 4.87</text:p>
      <text:p text:style-name="P2"/>
      <text:p text:style-name="P2">9 - M</text:p>
      <text:p text:style-name="P2">0554 1.39</text:p>
      <text:p text:style-name="P2">1221 4.90</text:p>
      <text:p text:style-name="P2">1816 1.35</text:p>
      <text:p text:style-name="P2"/>
      <text:p text:style-name="P2"/>
      <text:p text:style-name="P2">10 - TU</text:p>
      <text:p text:style-name="P2">0045 4.92</text:p>
      <text:p text:style-name="P2">0638 1.30</text:p>
      <text:p text:style-name="P2">1307 4.94</text:p>
      <text:p text:style-name="P2">1858 1.26</text:p>
      <text:p text:style-name="P2"/>
      <text:p text:style-name="P2">11 - W</text:p>
      <text:p text:style-name="P2">0127 4.95</text:p>
      <text:p text:style-name="P2">0718 1.22</text:p>
      <text:p text:style-name="P2">1347 4.95</text:p>
      <text:p text:style-name="P2">1937 1.19</text:p>
      <text:p text:style-name="P2"/>
      <text:p text:style-name="P2">12 - TH</text:p>
      <text:p text:style-name="P2">0205 4.94</text:p>
      <text:p text:style-name="P2">0755 1.17</text:p>
      <text:p text:style-name="P2">1421 4.93</text:p>
      <text:p text:style-name="P2">2014 1.14</text:p>
      <text:p text:style-name="P2"/>
      <text:p text:style-name="P2">13 - F</text:p>
      <text:p text:style-name="P2">0237 4.91</text:p>
      <text:p text:style-name="P2">0832 1.13</text:p>
      <text:p text:style-name="P2">1451 4.90</text:p>
      <text:p text:style-name="P2">2051 1.12</text:p>
      <text:p text:style-name="P2"/>
      <text:p text:style-name="P2">14 - SA</text:p>
      <text:p text:style-name="P2">0305 4.88</text:p>
      <text:p text:style-name="P2">0910 1.12</text:p>
      <text:p text:style-name="P2">1519 4.87</text:p>
      <text:p text:style-name="P2">2128 1.13</text:p>
      <text:p text:style-name="P2"/>
      <text:p text:style-name="P2">15 - SU</text:p>
      <text:p text:style-name="P2">0332 4.87</text:p>
      <text:p text:style-name="P2">0947 1.15</text:p>
      <text:p text:style-name="P2">1547 4.86</text:p>
      <text:p text:style-name="P2">2207 1.17</text:p>
      <text:p text:style-name="P2"/>
      <text:p text:style-name="P2">16 - M</text:p>
      <text:p text:style-name="P2">0403 4.86</text:p>
      <text:p text:style-name="P2">1027 1.21</text:p>
      <text:p text:style-name="P2">1620 4.85</text:p>
      <text:p text:style-name="P2">2247 1.25</text:p>
      <text:p text:style-name="P2"/>
      <text:p text:style-name="P2">17 - TU</text:p>
      <text:p text:style-name="P2">0439 4.84</text:p>
      <text:p text:style-name="P2">1109 1.29</text:p>
      <text:p text:style-name="P2">1659 4.82</text:p>
      <text:p text:style-name="P2">2331 1.34</text:p>
      <text:p text:style-name="P2"/>
      <text:p text:style-name="P2">18 - W</text:p>
      <text:p text:style-name="P2">0521 4.79</text:p>
      <text:p text:style-name="P2">1155 1.40</text:p>
      <text:p text:style-name="P2">1745 4.75</text:p>
      <text:p text:style-name="P2"/>
      <text:p text:style-name="P2"/>
      <text:p text:style-name="P2">19 - TH</text:p>
      <text:p text:style-name="P2">0020 1.45</text:p>
      <text:p text:style-name="P2">0611 4.72</text:p>
      <text:p text:style-name="P2">1248 1.51</text:p>
      <text:p text:style-name="P2">1839 4.68</text:p>
      <text:p text:style-name="P2"/>
      <text:p text:style-name="P2">20 - F</text:p>
      <text:p text:style-name="P2">0117 1.55</text:p>
      <text:p text:style-name="P2">0709 4.65</text:p>
      <text:p text:style-name="P2">1348 1.58</text:p>
      <text:p text:style-name="P2">1941 4.63</text:p>
      <text:p text:style-name="P2"/>
      <text:p text:style-name="P2">21 - SA</text:p>
      <text:p text:style-name="P2">0222 1.59</text:p>
      <text:p text:style-name="P2">0815 4.62</text:p>
      <text:p text:style-name="P2">1456 1.57</text:p>
      <text:p text:style-name="P2">2050 4.65</text:p>
      <text:p text:style-name="P2"/>
      <text:p text:style-name="P2">22 - SU</text:p>
      <text:p text:style-name="P2">0331 1.53</text:p>
      <text:p text:style-name="P2">0925 4.70</text:p>
      <text:p text:style-name="P2">1605 1.46</text:p>
      <text:p text:style-name="P2">2159 4.78</text:p>
      <text:p text:style-name="P2"/>
      <text:p text:style-name="P2">23 - M</text:p>
      <text:p text:style-name="P2">0437 1.36</text:p>
      <text:p text:style-name="P2">1032 4.89</text:p>
      <text:p text:style-name="P2">1708 1.25</text:p>
      <text:p text:style-name="P2">2304 5.01</text:p>
      <text:p text:style-name="P2"/>
      <text:p text:style-name="P2">24 - TU</text:p>
      <text:p text:style-name="P2">0538 1.12</text:p>
      <text:p text:style-name="P2">1134 5.15</text:p>
      <text:p text:style-name="P2">1805 0.99</text:p>
      <text:p text:style-name="P2"/>
      <text:p text:style-name="P2"/>
      <text:p text:style-name="P2">25 - W</text:p>
      <text:p text:style-name="P2">0003 5.29</text:p>
      <text:p text:style-name="P2">0632 0.86</text:p>
      <text:p text:style-name="P2">1230 5.44</text:p>
      <text:p text:style-name="P2">1857 0.73</text:p>
      <text:p text:style-name="P2"/>
      <text:p text:style-name="P2">26 - TH</text:p>
      <text:p text:style-name="P2">0056 5.57</text:p>
      <text:p text:style-name="P2">0721 0.62</text:p>
      <text:p text:style-name="P2">1322 5.69</text:p>
      <text:p text:style-name="P2">1944 0.53</text:p>
      <text:p text:style-name="P2"/>
      <text:p text:style-name="P2">27 - F</text:p>
      <text:p text:style-name="P2">0146 5.79</text:p>
      <text:p text:style-name="P2">0807 0.46</text:p>
      <text:p text:style-name="P2">1411 5.87</text:p>
      <text:p text:style-name="P2">2029 0.40</text:p>
      <text:p text:style-name="P2"/>
      <text:p text:style-name="P2">28 - SA</text:p>
      <text:p text:style-name="P2">0234 5.92</text:p>
      <text:p text:style-name="P2">0851 0.38</text:p>
      <text:p text:style-name="P2">1458 5.94</text:p>
      <text:p text:style-name="P2">2112 0.37</text:p>
      <text:p text:style-name="P2"/>
      <text:p text:style-name="P2">29 - SU</text:p>
      <text:p text:style-name="P2">0321 5.94</text:p>
      <text:p text:style-name="P2">0933 0.40</text:p>
      <text:p text:style-name="P2">1545 5.90</text:p>
      <text:p text:style-name="P2">2155 0.45</text:p>
      <text:p text:style-name="P2"/>
      <text:p text:style-name="P2">30 - M</text:p>
      <text:p text:style-name="P2">0408 5.84</text:p>
      <text:p text:style-name="P2">1016 0.52</text:p>
      <text:p text:style-name="P2">1632 5.74</text:p>
      <text:p text:style-name="P2">2237 0.61</text:p>
      <text:p text:style-name="P2"/>
      <text:p text:style-name="P2">31 - TU</text:p>
      <text:p text:style-name="P2">0456 5.63</text:p>
      <text:p text:style-name="P2">1059 0.73</text:p>
      <text:p text:style-name="P2">1720 5.49</text:p>
      <text:p text:style-name="P2">2322 0.86</text:p>
      <text:p text:style-name="P2"/>
      <text:p text:style-name="P2">February</text:p>
      <text:p text:style-name="P2"/>
      <text:p text:style-name="P2"/>
      <text:p text:style-name="P2"/>
      <text:p text:style-name="P2"/>
      <text:p text:style-name="P2"/>
      <text:p text:style-name="P2">1 - W</text:p>
      <text:p text:style-name="P2">0546 5.34</text:p>
      <text:p text:style-name="P2">1145 1.00</text:p>
      <text:p text:style-name="P2">1812 5.17</text:p>
      <text:p text:style-name="P2"/>
      <text:p text:style-name="P2"/>
      <text:p text:style-name="P2">2 - TH</text:p>
      <text:p text:style-name="P2">0009 1.16</text:p>
      <text:p text:style-name="P2">0639 5.00</text:p>
      <text:p text:style-name="P2">1235 1.31</text:p>
      <text:p text:style-name="P2">1908 4.84</text:p>
      <text:p text:style-name="P2"/>
      <text:p text:style-name="P2">3 - F</text:p>
      <text:p text:style-name="P2">0103 1.47</text:p>
      <text:p text:style-name="P2">0739 4.68</text:p>
      <text:p text:style-name="P2">1332 1.61</text:p>
      <text:p text:style-name="P2">2013 4.55</text:p>
      <text:p text:style-name="P2"/>
      <text:p text:style-name="P2">4 - SA</text:p>
      <text:p text:style-name="P2">0205 1.73</text:p>
      <text:p text:style-name="P2">0848 4.45</text:p>
      <text:p text:style-name="P2">1440 1.82</text:p>
      <text:p text:style-name="P2">2125 4.38</text:p>
      <text:p text:style-name="P2"/>
      <text:p text:style-name="P2">5 - SU</text:p>
      <text:p text:style-name="P2">0316 1.88</text:p>
      <text:p text:style-name="P2">1001 4.35</text:p>
      <text:p text:style-name="P2">1554 1.90</text:p>
      <text:p text:style-name="P2">2237 4.36</text:p>
      <text:p text:style-name="P2"/>
      <text:p text:style-name="P2">6 - M</text:p>
      <text:p text:style-name="P2">0429 1.89</text:p>
      <text:p text:style-name="P2">1110 4.39</text:p>
      <text:p text:style-name="P2">1702 1.84</text:p>
      <text:p text:style-name="P2">2340 4.45</text:p>
      <text:p text:style-name="P2"/>
      <text:p text:style-name="P2">7 - TU</text:p>
      <text:p text:style-name="P2">0532 1.77</text:p>
      <text:p text:style-name="P2">1208 4.52</text:p>
      <text:p text:style-name="P2">1758 1.69</text:p>
      <text:p text:style-name="P2"/>
      <text:p text:style-name="P2"/>
      <text:p text:style-name="P2">8 - W</text:p>
      <text:p text:style-name="P2">0033 4.59</text:p>
      <text:p text:style-name="P2">0621 1.60</text:p>
      <text:p text:style-name="P2">1255 4.66</text:p>
      <text:p text:style-name="P2">1843 1.50</text:p>
      <text:p text:style-name="P2"/>
      <text:p text:style-name="P2">9 - TH</text:p>
      <text:p text:style-name="P2">0115 4.72</text:p>
      <text:p text:style-name="P2">0703 1.40</text:p>
      <text:p text:style-name="P2">1333 4.78</text:p>
      <text:p text:style-name="P2">1922 1.30</text:p>
      <text:p text:style-name="P2"/>
      <text:p text:style-name="P2">10 - F</text:p>
      <text:p text:style-name="P2">0150 4.84</text:p>
      <text:p text:style-name="P2">0740 1.21</text:p>
      <text:p text:style-name="P2">1405 4.89</text:p>
      <text:p text:style-name="P2">1958 1.12</text:p>
      <text:p text:style-name="P2"/>
      <text:p text:style-name="P2">11 - SA</text:p>
      <text:p text:style-name="P2">0218 4.95</text:p>
      <text:p text:style-name="P2">0816 1.05</text:p>
      <text:p text:style-name="P2">1431 5.00</text:p>
      <text:p text:style-name="P2">2033 0.98</text:p>
      <text:p text:style-name="P2"/>
      <text:p text:style-name="P2">12 - SU</text:p>
      <text:p text:style-name="P2">0243 5.05</text:p>
      <text:p text:style-name="P2">0851 0.92</text:p>
      <text:p text:style-name="P2">1455 5.11</text:p>
      <text:p text:style-name="P2">2108 0.88</text:p>
      <text:p text:style-name="P2"/>
      <text:p text:style-name="P2">13 - M</text:p>
      <text:p text:style-name="P2">0308 5.16</text:p>
      <text:p text:style-name="P2">0926 0.85</text:p>
      <text:p text:style-name="P2">1523 5.20</text:p>
      <text:p text:style-name="P2">2144 0.84</text:p>
      <text:p text:style-name="P2"/>
      <text:p text:style-name="P2">14 - TU</text:p>
      <text:p text:style-name="P2">0338 5.24</text:p>
      <text:p text:style-name="P2">1002 0.85</text:p>
      <text:p text:style-name="P2">1555 5.26</text:p>
      <text:p text:style-name="P2">2220 0.87</text:p>
      <text:p text:style-name="P2"/>
      <text:p text:style-name="P2">15 - W</text:p>
      <text:p text:style-name="P2">0413 5.27</text:p>
      <text:p text:style-name="P2">1039 0.91</text:p>
      <text:p text:style-name="P2">1632 5.25</text:p>
      <text:p text:style-name="P2">2259 0.97</text:p>
      <text:p text:style-name="P2"/>
      <text:p text:style-name="P2">16 - TH</text:p>
      <text:p text:style-name="P2">0453 5.21</text:p>
      <text:p text:style-name="P2">1119 1.05</text:p>
      <text:p text:style-name="P2">1715 5.15</text:p>
      <text:p text:style-name="P2">2341 1.14</text:p>
      <text:p text:style-name="P2"/>
      <text:p text:style-name="P2">17 - F</text:p>
      <text:p text:style-name="P2">0539 5.08</text:p>
      <text:p text:style-name="P2">1205 1.24</text:p>
      <text:p text:style-name="P2">1805 4.98</text:p>
      <text:p text:style-name="P2"/>
      <text:p text:style-name="P2"/>
      <text:p text:style-name="P2">18 - SA</text:p>
      <text:p text:style-name="P2">0032 1.35</text:p>
      <text:p text:style-name="P2">0633 4.88</text:p>
      <text:p text:style-name="P2">1302 1.46</text:p>
      <text:p text:style-name="P2">1904 4.78</text:p>
      <text:p text:style-name="P2"/>
      <text:p text:style-name="P2">19 - SU</text:p>
      <text:p text:style-name="P2">0135 1.55</text:p>
      <text:p text:style-name="P2">0738 4.70</text:p>
      <text:p text:style-name="P2">1413 1.61</text:p>
      <text:p text:style-name="P2">2014 4.64</text:p>
      <text:p text:style-name="P2"/>
      <text:p text:style-name="P2">20 - M</text:p>
      <text:p text:style-name="P2">0253 1.64</text:p>
      <text:p text:style-name="P2">0853 4.63</text:p>
      <text:p text:style-name="P2">1535 1.61</text:p>
      <text:p text:style-name="P2">2133 4.66</text:p>
      <text:p text:style-name="P2"/>
      <text:p text:style-name="P2">21 - TU</text:p>
      <text:p text:style-name="P2">0415 1.53</text:p>
      <text:p text:style-name="P2">1012 4.75</text:p>
      <text:p text:style-name="P2">1651 1.41</text:p>
      <text:p text:style-name="P2">2248 4.88</text:p>
      <text:p text:style-name="P2"/>
      <text:p text:style-name="P2">22 - W</text:p>
      <text:p text:style-name="P2">0525 1.26</text:p>
      <text:p text:style-name="P2">1122 5.04</text:p>
      <text:p text:style-name="P2">1755 1.09</text:p>
      <text:p text:style-name="P2">2353 5.21</text:p>
      <text:p text:style-name="P2"/>
      <text:p text:style-name="P2">23 - TH</text:p>
      <text:p text:style-name="P2">0623 0.92</text:p>
      <text:p text:style-name="P2">1221 5.40</text:p>
      <text:p text:style-name="P2">1848 0.76</text:p>
      <text:p text:style-name="P2"/>
      <text:p text:style-name="P2"/>
      <text:p text:style-name="P2">24 - F</text:p>
      <text:p text:style-name="P2">0048 5.57</text:p>
      <text:p text:style-name="P2">0712 0.60</text:p>
      <text:p text:style-name="P2">1313 5.73</text:p>
      <text:p text:style-name="P2">1935 0.47</text:p>
      <text:p text:style-name="P2"/>
      <text:p text:style-name="P2">25 - SA</text:p>
      <text:p text:style-name="P2">0137 5.87</text:p>
      <text:p text:style-name="P2">0756 0.37</text:p>
      <text:p text:style-name="P2">1400 5.97</text:p>
      <text:p text:style-name="P2">2017 0.29</text:p>
      <text:p text:style-name="P2"/>
      <text:p text:style-name="P2">26 - SU</text:p>
      <text:p text:style-name="P2">0222 6.05</text:p>
      <text:p text:style-name="P2">0837 0.24</text:p>
      <text:p text:style-name="P2">1444 6.09</text:p>
      <text:p text:style-name="P2">2056 0.23</text:p>
      <text:p text:style-name="P2"/>
      <text:p text:style-name="P2">27 - M</text:p>
      <text:p text:style-name="P2">0306 6.09</text:p>
      <text:p text:style-name="P2">0915 0.24</text:p>
      <text:p text:style-name="P2">1528 6.05</text:p>
      <text:p text:style-name="P2">2134 0.29</text:p>
      <text:p text:style-name="P2"/>
      <text:p text:style-name="P2">28 - TU</text:p>
      <text:p text:style-name="P2">0349 5.98</text:p>
      <text:p text:style-name="P2">0952 0.37</text:p>
      <text:p text:style-name="P2">1610 5.87</text:p>
      <text:p text:style-name="P2">2211 0.47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arch</text:p>
      <text:p text:style-name="P2"/>
      <text:p text:style-name="P2"/>
      <text:p text:style-name="P2"/>
      <text:p text:style-name="P2"/>
      <text:p text:style-name="P2"/>
      <text:p text:style-name="P2">1 - W</text:p>
      <text:p text:style-name="P2">0432 5.73</text:p>
      <text:p text:style-name="P2">1030 0.60</text:p>
      <text:p text:style-name="P2">1653 5.56</text:p>
      <text:p text:style-name="P2">2250 0.76</text:p>
      <text:p text:style-name="P2"/>
      <text:p text:style-name="P2">2 - TH</text:p>
      <text:p text:style-name="P2">0515 5.37</text:p>
      <text:p text:style-name="P2">1110 0.93</text:p>
      <text:p text:style-name="P2">1738 5.16</text:p>
      <text:p text:style-name="P2">2331 1.12</text:p>
      <text:p text:style-name="P2"/>
      <text:p text:style-name="P2">3 - F</text:p>
      <text:p text:style-name="P2">0602 4.94</text:p>
      <text:p text:style-name="P2">1153 1.32</text:p>
      <text:p text:style-name="P2">1827 4.72</text:p>
      <text:p text:style-name="P2"/>
      <text:p text:style-name="P2"/>
      <text:p text:style-name="P2">4 - SA</text:p>
      <text:p text:style-name="P2">0017 1.52</text:p>
      <text:p text:style-name="P2">0655 4.50</text:p>
      <text:p text:style-name="P2">1244 1.71</text:p>
      <text:p text:style-name="P2">1927 4.31</text:p>
      <text:p text:style-name="P2"/>
      <text:p text:style-name="P2">5 - SU</text:p>
      <text:p text:style-name="P2">0114 1.89</text:p>
      <text:p text:style-name="P2">0804 4.14</text:p>
      <text:p text:style-name="P2">1348 2.05</text:p>
      <text:p text:style-name="P2">2047 4.03</text:p>
      <text:p text:style-name="P2"/>
      <text:p text:style-name="P2">6 - M</text:p>
      <text:p text:style-name="P2">0228 2.16</text:p>
      <text:p text:style-name="P2">0932 3.98</text:p>
      <text:p text:style-name="P2">1512 2.21</text:p>
      <text:p text:style-name="P2">2216 3.99</text:p>
      <text:p text:style-name="P2"/>
      <text:p text:style-name="P2">7 - TU</text:p>
      <text:p text:style-name="P2">0357 2.20</text:p>
      <text:p text:style-name="P2">1055 4.06</text:p>
      <text:p text:style-name="P2">1638 2.13</text:p>
      <text:p text:style-name="P2">2328 4.15</text:p>
      <text:p text:style-name="P2"/>
      <text:p text:style-name="P2">8 - W</text:p>
      <text:p text:style-name="P2">0512 2.02</text:p>
      <text:p text:style-name="P2">1156 4.27</text:p>
      <text:p text:style-name="P2">1740 1.89</text:p>
      <text:p text:style-name="P2"/>
      <text:p text:style-name="P2"/>
      <text:p text:style-name="P2">9 - TH</text:p>
      <text:p text:style-name="P2">0019 4.39</text:p>
      <text:p text:style-name="P2">0603 1.75</text:p>
      <text:p text:style-name="P2">1240 4.50</text:p>
      <text:p text:style-name="P2">1824 1.60</text:p>
      <text:p text:style-name="P2"/>
      <text:p text:style-name="P2">10 - F</text:p>
      <text:p text:style-name="P2">0057 4.62</text:p>
      <text:p text:style-name="P2">0643 1.45</text:p>
      <text:p text:style-name="P2">1313 4.73</text:p>
      <text:p text:style-name="P2">1902 1.30</text:p>
      <text:p text:style-name="P2"/>
      <text:p text:style-name="P2">11 - SA</text:p>
      <text:p text:style-name="P2">0126 4.84</text:p>
      <text:p text:style-name="P2">0719 1.15</text:p>
      <text:p text:style-name="P2">1339 4.95</text:p>
      <text:p text:style-name="P2">1936 1.02</text:p>
      <text:p text:style-name="P2"/>
      <text:p text:style-name="P2">12 - SU</text:p>
      <text:p text:style-name="P2">0150 5.05</text:p>
      <text:p text:style-name="P2">0753 0.89</text:p>
      <text:p text:style-name="P2">1402 5.16</text:p>
      <text:p text:style-name="P2">2010 0.79</text:p>
      <text:p text:style-name="P2"/>
      <text:p text:style-name="P2">13 - M</text:p>
      <text:p text:style-name="P2">0214 5.27</text:p>
      <text:p text:style-name="P2">0826 0.70</text:p>
      <text:p text:style-name="P2">1426 5.37</text:p>
      <text:p text:style-name="P2">2043 0.63</text:p>
      <text:p text:style-name="P2"/>
      <text:p text:style-name="P2">14 - TU</text:p>
      <text:p text:style-name="P2">0240 5.45</text:p>
      <text:p text:style-name="P2">0900 0.58</text:p>
      <text:p text:style-name="P2">1455 5.53</text:p>
      <text:p text:style-name="P2">2117 0.56</text:p>
      <text:p text:style-name="P2"/>
      <text:p text:style-name="P2">15 - W</text:p>
      <text:p text:style-name="P2">0311 5.58</text:p>
      <text:p text:style-name="P2">0934 0.56</text:p>
      <text:p text:style-name="P2">1528 5.61</text:p>
      <text:p text:style-name="P2">2151 0.58</text:p>
      <text:p text:style-name="P2"/>
      <text:p text:style-name="P2">16 - TH</text:p>
      <text:p text:style-name="P2">0346 5.60</text:p>
      <text:p text:style-name="P2">1009 0.64</text:p>
      <text:p text:style-name="P2">1605 5.57</text:p>
      <text:p text:style-name="P2">2228 0.72</text:p>
      <text:p text:style-name="P2"/>
      <text:p text:style-name="P2">17 - F</text:p>
      <text:p text:style-name="P2">0426 5.51</text:p>
      <text:p text:style-name="P2">1047 0.82</text:p>
      <text:p text:style-name="P2">1648 5.41</text:p>
      <text:p text:style-name="P2">2308 0.94</text:p>
      <text:p text:style-name="P2"/>
      <text:p text:style-name="P2">18 - SA</text:p>
      <text:p text:style-name="P2">0511 5.29</text:p>
      <text:p text:style-name="P2">1131 1.08</text:p>
      <text:p text:style-name="P2">1737 5.15</text:p>
      <text:p text:style-name="P2">2356 1.24</text:p>
      <text:p text:style-name="P2"/>
      <text:p text:style-name="P2">19 - SU</text:p>
      <text:p text:style-name="P2">0605 5.00</text:p>
      <text:p text:style-name="P2">1226 1.40</text:p>
      <text:p text:style-name="P2">1837 4.84</text:p>
      <text:p text:style-name="P2"/>
      <text:p text:style-name="P2"/>
      <text:p text:style-name="P2">20 - M</text:p>
      <text:p text:style-name="P2">0100 1.54</text:p>
      <text:p text:style-name="P2">0712 4.71</text:p>
      <text:p text:style-name="P2">1341 1.66</text:p>
      <text:p text:style-name="P2">1951 4.61</text:p>
      <text:p text:style-name="P2"/>
      <text:p text:style-name="P2">21 - TU</text:p>
      <text:p text:style-name="P2">0227 1.72</text:p>
      <text:p text:style-name="P2">0833 4.57</text:p>
      <text:p text:style-name="P2">1515 1.70</text:p>
      <text:p text:style-name="P2">2117 4.60</text:p>
      <text:p text:style-name="P2"/>
      <text:p text:style-name="P2">22 - W</text:p>
      <text:p text:style-name="P2">0359 1.61</text:p>
      <text:p text:style-name="P2">0959 4.70</text:p>
      <text:p text:style-name="P2">1639 1.46</text:p>
      <text:p text:style-name="P2">2237 4.85</text:p>
      <text:p text:style-name="P2"/>
      <text:p text:style-name="P2">23 - TH</text:p>
      <text:p text:style-name="P2">0513 1.28</text:p>
      <text:p text:style-name="P2">1111 5.04</text:p>
      <text:p text:style-name="P2">1743 1.09</text:p>
      <text:p text:style-name="P2">2341 5.24</text:p>
      <text:p text:style-name="P2"/>
      <text:p text:style-name="P2">24 - F</text:p>
      <text:p text:style-name="P2">0610 0.89</text:p>
      <text:p text:style-name="P2">1209 5.45</text:p>
      <text:p text:style-name="P2">1835 0.71</text:p>
      <text:p text:style-name="P2"/>
      <text:p text:style-name="P2"/>
      <text:p text:style-name="P2">25 - SA</text:p>
      <text:p text:style-name="P2">0035 5.64</text:p>
      <text:p text:style-name="P2">0657 0.54</text:p>
      <text:p text:style-name="P2">1259 5.81</text:p>
      <text:p text:style-name="P2">1918 0.41</text:p>
      <text:p text:style-name="P2"/>
      <text:p text:style-name="P2">26 - SU</text:p>
      <text:p text:style-name="P2">0121 5.95</text:p>
      <text:p text:style-name="P2">0738 0.30</text:p>
      <text:p text:style-name="P2">1343 6.05</text:p>
      <text:p text:style-name="P2">1957 0.22</text:p>
      <text:p text:style-name="P2"/>
      <text:p text:style-name="P2">27 - M</text:p>
      <text:p text:style-name="P2">0205 6.12</text:p>
      <text:p text:style-name="P2">0816 0.18</text:p>
      <text:p text:style-name="P2">1425 6.14</text:p>
      <text:p text:style-name="P2">2033 0.18</text:p>
      <text:p text:style-name="P2"/>
      <text:p text:style-name="P2">28 - TU</text:p>
      <text:p text:style-name="P2">0246 6.13</text:p>
      <text:p text:style-name="P2">0851 0.20</text:p>
      <text:p text:style-name="P2">1506 6.07</text:p>
      <text:p text:style-name="P2">2108 0.26</text:p>
      <text:p text:style-name="P2"/>
      <text:p text:style-name="P2">29 - W</text:p>
      <text:p text:style-name="P2">0326 5.97</text:p>
      <text:p text:style-name="P2">0925 0.35</text:p>
      <text:p text:style-name="P2">1545 5.84</text:p>
      <text:p text:style-name="P2">2143 0.47</text:p>
      <text:p text:style-name="P2"/>
      <text:p text:style-name="P2">30 - TH</text:p>
      <text:p text:style-name="P2">0405 5.67</text:p>
      <text:p text:style-name="P2">1000 0.62</text:p>
      <text:p text:style-name="P2">1624 5.48</text:p>
      <text:p text:style-name="P2">2218 0.79</text:p>
      <text:p text:style-name="P2"/>
      <text:p text:style-name="P2">31 - F</text:p>
      <text:p text:style-name="P2">0444 5.27</text:p>
      <text:p text:style-name="P2">1037 0.97</text:p>
      <text:p text:style-name="P2">1704 5.04</text:p>
      <text:p text:style-name="P2">2256 1.17</text:p>
      <text:p text:style-name="P2"/>
      <text:p text:style-name="P2">April</text:p>
      <text:p text:style-name="P2"/>
      <text:p text:style-name="P2"/>
      <text:p text:style-name="P2"/>
      <text:p text:style-name="P2"/>
      <text:p text:style-name="P2"/>
      <text:p text:style-name="P2">1 - SA</text:p>
      <text:p text:style-name="P2">0525 4.80</text:p>
      <text:p text:style-name="P2">1117 1.38</text:p>
      <text:p text:style-name="P2">1746 4.57</text:p>
      <text:p text:style-name="P2">2339 1.60</text:p>
      <text:p text:style-name="P2"/>
      <text:p text:style-name="P2">2 - SU</text:p>
      <text:p text:style-name="P2">0610 4.34</text:p>
      <text:p text:style-name="P2">1204 1.81</text:p>
      <text:p text:style-name="P2">1839 4.12</text:p>
      <text:p text:style-name="P2"/>
      <text:p text:style-name="P2"/>
      <text:p text:style-name="P2">3 - M</text:p>
      <text:p text:style-name="P2">0033 2.01</text:p>
      <text:p text:style-name="P2">0715 3.94</text:p>
      <text:p text:style-name="P2">1306 2.18</text:p>
      <text:p text:style-name="P2">2003 3.80</text:p>
      <text:p text:style-name="P2"/>
      <text:p text:style-name="P2">4 - TU</text:p>
      <text:p text:style-name="P2">0147 2.30</text:p>
      <text:p text:style-name="P2">0900 3.75</text:p>
      <text:p text:style-name="P2">1434 2.37</text:p>
      <text:p text:style-name="P2">2152 3.77</text:p>
      <text:p text:style-name="P2"/>
      <text:p text:style-name="P2">5 - W</text:p>
      <text:p text:style-name="P2">0323 2.35</text:p>
      <text:p text:style-name="P2">1034 3.86</text:p>
      <text:p text:style-name="P2">1607 2.26</text:p>
      <text:p text:style-name="P2">2306 3.99</text:p>
      <text:p text:style-name="P2"/>
      <text:p text:style-name="P2">6 - TH</text:p>
      <text:p text:style-name="P2">0442 2.13</text:p>
      <text:p text:style-name="P2">1132 4.13</text:p>
      <text:p text:style-name="P2">1711 1.97</text:p>
      <text:p text:style-name="P2">2353 4.27</text:p>
      <text:p text:style-name="P2"/>
      <text:p text:style-name="P2">7 - F</text:p>
      <text:p text:style-name="P2">0534 1.79</text:p>
      <text:p text:style-name="P2">1211 4.42</text:p>
      <text:p text:style-name="P2">1755 1.61</text:p>
      <text:p text:style-name="P2"/>
      <text:p text:style-name="P2"/>
      <text:p text:style-name="P2">8 - SA</text:p>
      <text:p text:style-name="P2">0026 4.56</text:p>
      <text:p text:style-name="P2">0615 1.43</text:p>
      <text:p text:style-name="P2">1239 4.71</text:p>
      <text:p text:style-name="P2">1833 1.25</text:p>
      <text:p text:style-name="P2"/>
      <text:p text:style-name="P2">9 - SU</text:p>
      <text:p text:style-name="P2">0051 4.86</text:p>
      <text:p text:style-name="P2">0650 1.08</text:p>
      <text:p text:style-name="P2">1303 5.01</text:p>
      <text:p text:style-name="P2">1908 0.92</text:p>
      <text:p text:style-name="P2"/>
      <text:p text:style-name="P2">10 - M</text:p>
      <text:p text:style-name="P2">0115 5.15</text:p>
      <text:p text:style-name="P2">0725 0.78</text:p>
      <text:p text:style-name="P2">1327 5.30</text:p>
      <text:p text:style-name="P2">1942 0.65</text:p>
      <text:p text:style-name="P2"/>
      <text:p text:style-name="P2">11 - TU</text:p>
      <text:p text:style-name="P2">0141 5.44</text:p>
      <text:p text:style-name="P2">0758 0.55</text:p>
      <text:p text:style-name="P2">1355 5.56</text:p>
      <text:p text:style-name="P2">2015 0.47</text:p>
      <text:p text:style-name="P2"/>
      <text:p text:style-name="P2">12 - W</text:p>
      <text:p text:style-name="P2">0210 5.66</text:p>
      <text:p text:style-name="P2">0832 0.42</text:p>
      <text:p text:style-name="P2">1427 5.74</text:p>
      <text:p text:style-name="P2">2049 0.40</text:p>
      <text:p text:style-name="P2"/>
      <text:p text:style-name="P2">13 - TH</text:p>
      <text:p text:style-name="P2">0244 5.79</text:p>
      <text:p text:style-name="P2">0906 0.41</text:p>
      <text:p text:style-name="P2">1503 5.80</text:p>
      <text:p text:style-name="P2">2124 0.44</text:p>
      <text:p text:style-name="P2"/>
      <text:p text:style-name="P2">14 - F</text:p>
      <text:p text:style-name="P2">0322 5.78</text:p>
      <text:p text:style-name="P2">0942 0.51</text:p>
      <text:p text:style-name="P2">1542 5.73</text:p>
      <text:p text:style-name="P2">2201 0.60</text:p>
      <text:p text:style-name="P2"/>
      <text:p text:style-name="P2">15 - SA</text:p>
      <text:p text:style-name="P2">0404 5.64</text:p>
      <text:p text:style-name="P2">1021 0.72</text:p>
      <text:p text:style-name="P2">1626 5.52</text:p>
      <text:p text:style-name="P2">2243 0.87</text:p>
      <text:p text:style-name="P2"/>
      <text:p text:style-name="P2">16 - SU</text:p>
      <text:p text:style-name="P2">0451 5.37</text:p>
      <text:p text:style-name="P2">1107 1.03</text:p>
      <text:p text:style-name="P2">1718 5.21</text:p>
      <text:p text:style-name="P2">2333 1.20</text:p>
      <text:p text:style-name="P2"/>
      <text:p text:style-name="P2">17 - M</text:p>
      <text:p text:style-name="P2">0547 5.03</text:p>
      <text:p text:style-name="P2">1204 1.37</text:p>
      <text:p text:style-name="P2">1820 4.87</text:p>
      <text:p text:style-name="P2"/>
      <text:p text:style-name="P2"/>
      <text:p text:style-name="P2">18 - TU</text:p>
      <text:p text:style-name="P2">0039 1.53</text:p>
      <text:p text:style-name="P2">0656 4.73</text:p>
      <text:p text:style-name="P2">1322 1.64</text:p>
      <text:p text:style-name="P2">1937 4.63</text:p>
      <text:p text:style-name="P2"/>
      <text:p text:style-name="P2">19 - W</text:p>
      <text:p text:style-name="P2">0209 1.70</text:p>
      <text:p text:style-name="P2">0820 4.60</text:p>
      <text:p text:style-name="P2">1458 1.67</text:p>
      <text:p text:style-name="P2">2103 4.65</text:p>
      <text:p text:style-name="P2"/>
      <text:p text:style-name="P2">20 - TH</text:p>
      <text:p text:style-name="P2">0342 1.57</text:p>
      <text:p text:style-name="P2">0944 4.76</text:p>
      <text:p text:style-name="P2">1621 1.42</text:p>
      <text:p text:style-name="P2">2221 4.92</text:p>
      <text:p text:style-name="P2"/>
      <text:p text:style-name="P2">21 - F</text:p>
      <text:p text:style-name="P2">0454 1.24</text:p>
      <text:p text:style-name="P2">1053 5.10</text:p>
      <text:p text:style-name="P2">1723 1.05</text:p>
      <text:p text:style-name="P2">2323 5.30</text:p>
      <text:p text:style-name="P2"/>
      <text:p text:style-name="P2">22 - SA</text:p>
      <text:p text:style-name="P2">0549 0.87</text:p>
      <text:p text:style-name="P2">1150 5.49</text:p>
      <text:p text:style-name="P2">1813 0.71</text:p>
      <text:p text:style-name="P2"/>
      <text:p text:style-name="P2"/>
      <text:p text:style-name="P2">23 - SU</text:p>
      <text:p text:style-name="P2">0015 5.66</text:p>
      <text:p text:style-name="P2">0634 0.56</text:p>
      <text:p text:style-name="P2">1238 5.80</text:p>
      <text:p text:style-name="P2">1855 0.45</text:p>
      <text:p text:style-name="P2"/>
      <text:p text:style-name="P2">24 - M</text:p>
      <text:p text:style-name="P2">0101 5.91</text:p>
      <text:p text:style-name="P2">0714 0.36</text:p>
      <text:p text:style-name="P2">1322 5.99</text:p>
      <text:p text:style-name="P2">1933 0.31</text:p>
      <text:p text:style-name="P2"/>
      <text:p text:style-name="P2">25 - TU</text:p>
      <text:p text:style-name="P2">0143 6.03</text:p>
      <text:p text:style-name="P2">0750 0.28</text:p>
      <text:p text:style-name="P2">1403 6.03</text:p>
      <text:p text:style-name="P2">2008 0.29</text:p>
      <text:p text:style-name="P2"/>
      <text:p text:style-name="P2">26 - W</text:p>
      <text:p text:style-name="P2">0223 5.99</text:p>
      <text:p text:style-name="P2">0825 0.33</text:p>
      <text:p text:style-name="P2">1443 5.91</text:p>
      <text:p text:style-name="P2">2042 0.40</text:p>
      <text:p text:style-name="P2"/>
      <text:p text:style-name="P2">27 - TH</text:p>
      <text:p text:style-name="P2">0302 5.80</text:p>
      <text:p text:style-name="P2">0859 0.50</text:p>
      <text:p text:style-name="P2">1521 5.65</text:p>
      <text:p text:style-name="P2">2116 0.62</text:p>
      <text:p text:style-name="P2"/>
      <text:p text:style-name="P2">28 - F</text:p>
      <text:p text:style-name="P2">0340 5.48</text:p>
      <text:p text:style-name="P2">0933 0.76</text:p>
      <text:p text:style-name="P2">1558 5.29</text:p>
      <text:p text:style-name="P2">2151 0.92</text:p>
      <text:p text:style-name="P2"/>
      <text:p text:style-name="P2">29 - SA</text:p>
      <text:p text:style-name="P2">0416 5.09</text:p>
      <text:p text:style-name="P2">1009 1.09</text:p>
      <text:p text:style-name="P2">1634 4.88</text:p>
      <text:p text:style-name="P2">2228 1.28</text:p>
      <text:p text:style-name="P2"/>
      <text:p text:style-name="P2">30 - SU</text:p>
      <text:p text:style-name="P2">0453 4.67</text:p>
      <text:p text:style-name="P2">1049 1.47</text:p>
      <text:p text:style-name="P2">1712 4.45</text:p>
      <text:p text:style-name="P2">2311 1.6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ay</text:p>
      <text:p text:style-name="P2"/>
      <text:p text:style-name="P2"/>
      <text:p text:style-name="P2"/>
      <text:p text:style-name="P2"/>
      <text:p text:style-name="P2"/>
      <text:p text:style-name="P2">1 - M</text:p>
      <text:p text:style-name="P2">0532 4.25</text:p>
      <text:p text:style-name="P2">1135 1.85</text:p>
      <text:p text:style-name="P2">1755 4.07</text:p>
      <text:p text:style-name="P2"/>
      <text:p text:style-name="P2"/>
      <text:p text:style-name="P2">2 - TU</text:p>
      <text:p text:style-name="P2">0003 2.02</text:p>
      <text:p text:style-name="P2">0625 3.90</text:p>
      <text:p text:style-name="P2">1236 2.17</text:p>
      <text:p text:style-name="P2">1906 3.77</text:p>
      <text:p text:style-name="P2"/>
      <text:p text:style-name="P2">3 - W</text:p>
      <text:p text:style-name="P2">0114 2.28</text:p>
      <text:p text:style-name="P2">0802 3.71</text:p>
      <text:p text:style-name="P2">1357 2.33</text:p>
      <text:p text:style-name="P2">2059 3.71</text:p>
      <text:p text:style-name="P2"/>
      <text:p text:style-name="P2">4 - TH</text:p>
      <text:p text:style-name="P2">0241 2.32</text:p>
      <text:p text:style-name="P2">0944 3.78</text:p>
      <text:p text:style-name="P2">1522 2.24</text:p>
      <text:p text:style-name="P2">2218 3.90</text:p>
      <text:p text:style-name="P2"/>
      <text:p text:style-name="P2">5 - F</text:p>
      <text:p text:style-name="P2">0357 2.12</text:p>
      <text:p text:style-name="P2">1044 4.03</text:p>
      <text:p text:style-name="P2">1627 1.96</text:p>
      <text:p text:style-name="P2">2305 4.18</text:p>
      <text:p text:style-name="P2"/>
      <text:p text:style-name="P2">6 - SA</text:p>
      <text:p text:style-name="P2">0453 1.79</text:p>
      <text:p text:style-name="P2">1123 4.34</text:p>
      <text:p text:style-name="P2">1716 1.60</text:p>
      <text:p text:style-name="P2">2338 4.51</text:p>
      <text:p text:style-name="P2"/>
      <text:p text:style-name="P2">7 - SU</text:p>
      <text:p text:style-name="P2">0537 1.42</text:p>
      <text:p text:style-name="P2">1152 4.68</text:p>
      <text:p text:style-name="P2">1757 1.24</text:p>
      <text:p text:style-name="P2"/>
      <text:p text:style-name="P2"/>
      <text:p text:style-name="P2">8 - M</text:p>
      <text:p text:style-name="P2">0006 4.85</text:p>
      <text:p text:style-name="P2">0617 1.06</text:p>
      <text:p text:style-name="P2">1221 5.03</text:p>
      <text:p text:style-name="P2">1835 0.90</text:p>
      <text:p text:style-name="P2"/>
      <text:p text:style-name="P2">9 - TU</text:p>
      <text:p text:style-name="P2">0036 5.19</text:p>
      <text:p text:style-name="P2">0654 0.76</text:p>
      <text:p text:style-name="P2">1252 5.35</text:p>
      <text:p text:style-name="P2">1912 0.64</text:p>
      <text:p text:style-name="P2"/>
      <text:p text:style-name="P2">10 - W</text:p>
      <text:p text:style-name="P2">0108 5.50</text:p>
      <text:p text:style-name="P2">0730 0.54</text:p>
      <text:p text:style-name="P2">1325 5.62</text:p>
      <text:p text:style-name="P2">1948 0.46</text:p>
      <text:p text:style-name="P2"/>
      <text:p text:style-name="P2">11 - TH</text:p>
      <text:p text:style-name="P2">0143 5.72</text:p>
      <text:p text:style-name="P2">0806 0.41</text:p>
      <text:p text:style-name="P2">1402 5.79</text:p>
      <text:p text:style-name="P2">2025 0.39</text:p>
      <text:p text:style-name="P2"/>
      <text:p text:style-name="P2">12 - F</text:p>
      <text:p text:style-name="P2">0222 5.83</text:p>
      <text:p text:style-name="P2">0843 0.40</text:p>
      <text:p text:style-name="P2">1442 5.84</text:p>
      <text:p text:style-name="P2">2102 0.44</text:p>
      <text:p text:style-name="P2"/>
      <text:p text:style-name="P2">13 - SA</text:p>
      <text:p text:style-name="P2">0303 5.81</text:p>
      <text:p text:style-name="P2">0922 0.50</text:p>
      <text:p text:style-name="P2">1525 5.75</text:p>
      <text:p text:style-name="P2">2143 0.60</text:p>
      <text:p text:style-name="P2"/>
      <text:p text:style-name="P2">14 - SU</text:p>
      <text:p text:style-name="P2">0348 5.66</text:p>
      <text:p text:style-name="P2">1004 0.71</text:p>
      <text:p text:style-name="P2">1612 5.54</text:p>
      <text:p text:style-name="P2">2228 0.84</text:p>
      <text:p text:style-name="P2"/>
      <text:p text:style-name="P2">15 - M</text:p>
      <text:p text:style-name="P2">0438 5.40</text:p>
      <text:p text:style-name="P2">1053 0.99</text:p>
      <text:p text:style-name="P2">1706 5.25</text:p>
      <text:p text:style-name="P2">2321 1.15</text:p>
      <text:p text:style-name="P2"/>
      <text:p text:style-name="P2">16 - TU</text:p>
      <text:p text:style-name="P2">0536 5.10</text:p>
      <text:p text:style-name="P2">1152 1.29</text:p>
      <text:p text:style-name="P2">1810 4.96</text:p>
      <text:p text:style-name="P2"/>
      <text:p text:style-name="P2"/>
      <text:p text:style-name="P2">17 - W</text:p>
      <text:p text:style-name="P2">0028 1.42</text:p>
      <text:p text:style-name="P2">0645 4.84</text:p>
      <text:p text:style-name="P2">1307 1.52</text:p>
      <text:p text:style-name="P2">1924 4.77</text:p>
      <text:p text:style-name="P2"/>
      <text:p text:style-name="P2">18 - TH</text:p>
      <text:p text:style-name="P2">0150 1.56</text:p>
      <text:p text:style-name="P2">0804 4.75</text:p>
      <text:p text:style-name="P2">1434 1.54</text:p>
      <text:p text:style-name="P2">2043 4.79</text:p>
      <text:p text:style-name="P2"/>
      <text:p text:style-name="P2">19 - F</text:p>
      <text:p text:style-name="P2">0314 1.48</text:p>
      <text:p text:style-name="P2">0921 4.87</text:p>
      <text:p text:style-name="P2">1551 1.37</text:p>
      <text:p text:style-name="P2">2156 4.98</text:p>
      <text:p text:style-name="P2"/>
      <text:p text:style-name="P2">20 - SA</text:p>
      <text:p text:style-name="P2">0424 1.24</text:p>
      <text:p text:style-name="P2">1028 5.12</text:p>
      <text:p text:style-name="P2">1653 1.10</text:p>
      <text:p text:style-name="P2">2257 5.27</text:p>
      <text:p text:style-name="P2"/>
      <text:p text:style-name="P2">21 - SU</text:p>
      <text:p text:style-name="P2">0520 0.96</text:p>
      <text:p text:style-name="P2">1125 5.40</text:p>
      <text:p text:style-name="P2">1744 0.84</text:p>
      <text:p text:style-name="P2">2350 5.53</text:p>
      <text:p text:style-name="P2"/>
      <text:p text:style-name="P2">22 - M</text:p>
      <text:p text:style-name="P2">0607 0.74</text:p>
      <text:p text:style-name="P2">1214 5.63</text:p>
      <text:p text:style-name="P2">1828 0.65</text:p>
      <text:p text:style-name="P2"/>
      <text:p text:style-name="P2"/>
      <text:p text:style-name="P2">23 - TU</text:p>
      <text:p text:style-name="P2">0038 5.70</text:p>
      <text:p text:style-name="P2">0647 0.59</text:p>
      <text:p text:style-name="P2">1300 5.74</text:p>
      <text:p text:style-name="P2">1906 0.56</text:p>
      <text:p text:style-name="P2"/>
      <text:p text:style-name="P2">24 - W</text:p>
      <text:p text:style-name="P2">0121 5.76</text:p>
      <text:p text:style-name="P2">0725 0.55</text:p>
      <text:p text:style-name="P2">1342 5.74</text:p>
      <text:p text:style-name="P2">1943 0.56</text:p>
      <text:p text:style-name="P2"/>
      <text:p text:style-name="P2">25 - TH</text:p>
      <text:p text:style-name="P2">0202 5.69</text:p>
      <text:p text:style-name="P2">0800 0.60</text:p>
      <text:p text:style-name="P2">1422 5.61</text:p>
      <text:p text:style-name="P2">2018 0.66</text:p>
      <text:p text:style-name="P2"/>
      <text:p text:style-name="P2">26 - F</text:p>
      <text:p text:style-name="P2">0241 5.51</text:p>
      <text:p text:style-name="P2">0835 0.74</text:p>
      <text:p text:style-name="P2">1500 5.38</text:p>
      <text:p text:style-name="P2">2053 0.84</text:p>
      <text:p text:style-name="P2"/>
      <text:p text:style-name="P2">27 - SA</text:p>
      <text:p text:style-name="P2">0319 5.24</text:p>
      <text:p text:style-name="P2">0911 0.95</text:p>
      <text:p text:style-name="P2">1537 5.09</text:p>
      <text:p text:style-name="P2">2130 1.07</text:p>
      <text:p text:style-name="P2"/>
      <text:p text:style-name="P2">28 - SU</text:p>
      <text:p text:style-name="P2">0354 4.92</text:p>
      <text:p text:style-name="P2">0949 1.20</text:p>
      <text:p text:style-name="P2">1611 4.76</text:p>
      <text:p text:style-name="P2">2208 1.34</text:p>
      <text:p text:style-name="P2"/>
      <text:p text:style-name="P2">29 - M</text:p>
      <text:p text:style-name="P2">0429 4.60</text:p>
      <text:p text:style-name="P2">1029 1.48</text:p>
      <text:p text:style-name="P2">1646 4.45</text:p>
      <text:p text:style-name="P2">2251 1.63</text:p>
      <text:p text:style-name="P2"/>
      <text:p text:style-name="P2">30 - TU</text:p>
      <text:p text:style-name="P2">0504 4.31</text:p>
      <text:p text:style-name="P2">1115 1.76</text:p>
      <text:p text:style-name="P2">1724 4.18</text:p>
      <text:p text:style-name="P2">2342 1.89</text:p>
      <text:p text:style-name="P2"/>
      <text:p text:style-name="P2">31 - W</text:p>
      <text:p text:style-name="P2">0547 4.06</text:p>
      <text:p text:style-name="P2">1211 1.99</text:p>
      <text:p text:style-name="P2">1814 3.97</text:p>
      <text:p text:style-name="P2"/>
      <text:p text:style-name="P2"/>
      <text:p text:style-name="P2">June</text:p>
      <text:p text:style-name="P2"/>
      <text:p text:style-name="P2"/>
      <text:p text:style-name="P2"/>
      <text:p text:style-name="P2"/>
      <text:p text:style-name="P2"/>
      <text:p text:style-name="P2">1 - TH</text:p>
      <text:p text:style-name="P2">0043 2.07</text:p>
      <text:p text:style-name="P2">0647 3.91</text:p>
      <text:p text:style-name="P2">1317 2.12</text:p>
      <text:p text:style-name="P2">1926 3.88</text:p>
      <text:p text:style-name="P2"/>
      <text:p text:style-name="P2">2 - F</text:p>
      <text:p text:style-name="P2">0153 2.12</text:p>
      <text:p text:style-name="P2">0807 3.89</text:p>
      <text:p text:style-name="P2">1429 2.08</text:p>
      <text:p text:style-name="P2">2045 3.95</text:p>
      <text:p text:style-name="P2"/>
      <text:p text:style-name="P2">3 - SA</text:p>
      <text:p text:style-name="P2">0303 2.00</text:p>
      <text:p text:style-name="P2">0919 4.05</text:p>
      <text:p text:style-name="P2">1535 1.89</text:p>
      <text:p text:style-name="P2">2148 4.17</text:p>
      <text:p text:style-name="P2"/>
      <text:p text:style-name="P2">4 - SU</text:p>
      <text:p text:style-name="P2">0404 1.76</text:p>
      <text:p text:style-name="P2">1013 4.31</text:p>
      <text:p text:style-name="P2">1630 1.61</text:p>
      <text:p text:style-name="P2">2236 4.47</text:p>
      <text:p text:style-name="P2"/>
      <text:p text:style-name="P2">5 - M</text:p>
      <text:p text:style-name="P2">0455 1.46</text:p>
      <text:p text:style-name="P2">1057 4.64</text:p>
      <text:p text:style-name="P2">1719 1.30</text:p>
      <text:p text:style-name="P2">2318 4.81</text:p>
      <text:p text:style-name="P2"/>
      <text:p text:style-name="P2">6 - TU</text:p>
      <text:p text:style-name="P2">0541 1.14</text:p>
      <text:p text:style-name="P2">1138 4.98</text:p>
      <text:p text:style-name="P2">1803 1.00</text:p>
      <text:p text:style-name="P2">2359 5.15</text:p>
      <text:p text:style-name="P2"/>
      <text:p text:style-name="P2">7 - W</text:p>
      <text:p text:style-name="P2">0624 0.86</text:p>
      <text:p text:style-name="P2">1219 5.30</text:p>
      <text:p text:style-name="P2">1845 0.74</text:p>
      <text:p text:style-name="P2"/>
      <text:p text:style-name="P2"/>
      <text:p text:style-name="P2">8 - TH</text:p>
      <text:p text:style-name="P2">0040 5.44</text:p>
      <text:p text:style-name="P2">0705 0.64</text:p>
      <text:p text:style-name="P2">1300 5.56</text:p>
      <text:p text:style-name="P2">1926 0.57</text:p>
      <text:p text:style-name="P2"/>
      <text:p text:style-name="P2">9 - F</text:p>
      <text:p text:style-name="P2">0122 5.66</text:p>
      <text:p text:style-name="P2">0746 0.51</text:p>
      <text:p text:style-name="P2">1343 5.73</text:p>
      <text:p text:style-name="P2">2006 0.48</text:p>
      <text:p text:style-name="P2"/>
      <text:p text:style-name="P2">10 - SA</text:p>
      <text:p text:style-name="P2">0205 5.78</text:p>
      <text:p text:style-name="P2">0827 0.47</text:p>
      <text:p text:style-name="P2">1427 5.79</text:p>
      <text:p text:style-name="P2">2048 0.49</text:p>
      <text:p text:style-name="P2"/>
      <text:p text:style-name="P2">11 - SU</text:p>
      <text:p text:style-name="P2">0250 5.78</text:p>
      <text:p text:style-name="P2">0910 0.53</text:p>
      <text:p text:style-name="P2">1514 5.75</text:p>
      <text:p text:style-name="P2">2132 0.59</text:p>
      <text:p text:style-name="P2"/>
      <text:p text:style-name="P2">12 - M</text:p>
      <text:p text:style-name="P2">0339 5.68</text:p>
      <text:p text:style-name="P2">0955 0.67</text:p>
      <text:p text:style-name="P2">1604 5.60</text:p>
      <text:p text:style-name="P2">2219 0.77</text:p>
      <text:p text:style-name="P2"/>
      <text:p text:style-name="P2">13 - TU</text:p>
      <text:p text:style-name="P2">0430 5.50</text:p>
      <text:p text:style-name="P2">1045 0.87</text:p>
      <text:p text:style-name="P2">1658 5.39</text:p>
      <text:p text:style-name="P2">2312 0.99</text:p>
      <text:p text:style-name="P2"/>
      <text:p text:style-name="P2">14 - W</text:p>
      <text:p text:style-name="P2">0527 5.27</text:p>
      <text:p text:style-name="P2">1141 1.10</text:p>
      <text:p text:style-name="P2">1758 5.16</text:p>
      <text:p text:style-name="P2"/>
      <text:p text:style-name="P2"/>
      <text:p text:style-name="P2">15 - TH</text:p>
      <text:p text:style-name="P2">0013 1.21</text:p>
      <text:p text:style-name="P2">0631 5.06</text:p>
      <text:p text:style-name="P2">1246 1.30</text:p>
      <text:p text:style-name="P2">1905 4.99</text:p>
      <text:p text:style-name="P2"/>
      <text:p text:style-name="P2">16 - F</text:p>
      <text:p text:style-name="P2">0122 1.36</text:p>
      <text:p text:style-name="P2">0740 4.94</text:p>
      <text:p text:style-name="P2">1358 1.40</text:p>
      <text:p text:style-name="P2">2015 4.92</text:p>
      <text:p text:style-name="P2"/>
      <text:p text:style-name="P2">17 - SA</text:p>
      <text:p text:style-name="P2">0235 1.40</text:p>
      <text:p text:style-name="P2">0850 4.93</text:p>
      <text:p text:style-name="P2">1510 1.38</text:p>
      <text:p text:style-name="P2">2124 4.96</text:p>
      <text:p text:style-name="P2"/>
      <text:p text:style-name="P2">18 - SU</text:p>
      <text:p text:style-name="P2">0344 1.33</text:p>
      <text:p text:style-name="P2">0957 5.02</text:p>
      <text:p text:style-name="P2">1615 1.26</text:p>
      <text:p text:style-name="P2">2228 5.09</text:p>
      <text:p text:style-name="P2"/>
      <text:p text:style-name="P2">19 - M</text:p>
      <text:p text:style-name="P2">0444 1.19</text:p>
      <text:p text:style-name="P2">1057 5.16</text:p>
      <text:p text:style-name="P2">1711 1.12</text:p>
      <text:p text:style-name="P2">2324 5.23</text:p>
      <text:p text:style-name="P2"/>
      <text:p text:style-name="P2">20 - TU</text:p>
      <text:p text:style-name="P2">0536 1.06</text:p>
      <text:p text:style-name="P2">1151 5.29</text:p>
      <text:p text:style-name="P2">1759 1.00</text:p>
      <text:p text:style-name="P2"/>
      <text:p text:style-name="P2"/>
      <text:p text:style-name="P2">21 - W</text:p>
      <text:p text:style-name="P2">0015 5.33</text:p>
      <text:p text:style-name="P2">0621 0.96</text:p>
      <text:p text:style-name="P2">1239 5.36</text:p>
      <text:p text:style-name="P2">1842 0.93</text:p>
      <text:p text:style-name="P2"/>
      <text:p text:style-name="P2">22 - TH</text:p>
      <text:p text:style-name="P2">0102 5.37</text:p>
      <text:p text:style-name="P2">0702 0.91</text:p>
      <text:p text:style-name="P2">1324 5.36</text:p>
      <text:p text:style-name="P2">1922 0.91</text:p>
      <text:p text:style-name="P2"/>
      <text:p text:style-name="P2">23 - F</text:p>
      <text:p text:style-name="P2">0146 5.33</text:p>
      <text:p text:style-name="P2">0741 0.92</text:p>
      <text:p text:style-name="P2">1406 5.28</text:p>
      <text:p text:style-name="P2">2000 0.95</text:p>
      <text:p text:style-name="P2"/>
      <text:p text:style-name="P2">24 - SA</text:p>
      <text:p text:style-name="P2">0226 5.22</text:p>
      <text:p text:style-name="P2">0818 0.98</text:p>
      <text:p text:style-name="P2">1445 5.14</text:p>
      <text:p text:style-name="P2">2037 1.03</text:p>
      <text:p text:style-name="P2"/>
      <text:p text:style-name="P2">25 - SU</text:p>
      <text:p text:style-name="P2">0303 5.05</text:p>
      <text:p text:style-name="P2">0855 1.08</text:p>
      <text:p text:style-name="P2">1521 4.96</text:p>
      <text:p text:style-name="P2">2114 1.14</text:p>
      <text:p text:style-name="P2"/>
      <text:p text:style-name="P2">26 - M</text:p>
      <text:p text:style-name="P2">0337 4.86</text:p>
      <text:p text:style-name="P2">0933 1.21</text:p>
      <text:p text:style-name="P2">1553 4.77</text:p>
      <text:p text:style-name="P2">2153 1.29</text:p>
      <text:p text:style-name="P2"/>
      <text:p text:style-name="P2">27 - TU</text:p>
      <text:p text:style-name="P2">0409 4.68</text:p>
      <text:p text:style-name="P2">1013 1.37</text:p>
      <text:p text:style-name="P2">1624 4.59</text:p>
      <text:p text:style-name="P2">2234 1.45</text:p>
      <text:p text:style-name="P2"/>
      <text:p text:style-name="P2">28 - W</text:p>
      <text:p text:style-name="P2">0440 4.52</text:p>
      <text:p text:style-name="P2">1056 1.53</text:p>
      <text:p text:style-name="P2">1657 4.45</text:p>
      <text:p text:style-name="P2">2319 1.60</text:p>
      <text:p text:style-name="P2"/>
      <text:p text:style-name="P2">29 - TH</text:p>
      <text:p text:style-name="P2">0515 4.39</text:p>
      <text:p text:style-name="P2">1143 1.67</text:p>
      <text:p text:style-name="P2">1736 4.34</text:p>
      <text:p text:style-name="P2"/>
      <text:p text:style-name="P2"/>
      <text:p text:style-name="P2">30 - F</text:p>
      <text:p text:style-name="P2">0008 1.74</text:p>
      <text:p text:style-name="P2">0559 4.29</text:p>
      <text:p text:style-name="P2">1236 1.79</text:p>
      <text:p text:style-name="P2">1825 4.2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July</text:p>
      <text:p text:style-name="P2"/>
      <text:p text:style-name="P2"/>
      <text:p text:style-name="P2"/>
      <text:p text:style-name="P2"/>
      <text:p text:style-name="P2"/>
      <text:p text:style-name="P2">1 - SA</text:p>
      <text:p text:style-name="P2">0105 1.82</text:p>
      <text:p text:style-name="P2">0654 4.24</text:p>
      <text:p text:style-name="P2">1336 1.83</text:p>
      <text:p text:style-name="P2">1924 4.24</text:p>
      <text:p text:style-name="P2"/>
      <text:p text:style-name="P2">2 - SU</text:p>
      <text:p text:style-name="P2">0207 1.82</text:p>
      <text:p text:style-name="P2">0757 4.27</text:p>
      <text:p text:style-name="P2">1439 1.79</text:p>
      <text:p text:style-name="P2">2030 4.32</text:p>
      <text:p text:style-name="P2"/>
      <text:p text:style-name="P2">3 - M</text:p>
      <text:p text:style-name="P2">0311 1.73</text:p>
      <text:p text:style-name="P2">0903 4.39</text:p>
      <text:p text:style-name="P2">1542 1.64</text:p>
      <text:p text:style-name="P2">2134 4.49</text:p>
      <text:p text:style-name="P2"/>
      <text:p text:style-name="P2">4 - TU</text:p>
      <text:p text:style-name="P2">0412 1.54</text:p>
      <text:p text:style-name="P2">1005 4.60</text:p>
      <text:p text:style-name="P2">1640 1.42</text:p>
      <text:p text:style-name="P2">2233 4.74</text:p>
      <text:p text:style-name="P2"/>
      <text:p text:style-name="P2">5 - W</text:p>
      <text:p text:style-name="P2">0507 1.30</text:p>
      <text:p text:style-name="P2">1101 4.88</text:p>
      <text:p text:style-name="P2">1734 1.17</text:p>
      <text:p text:style-name="P2">2328 5.02</text:p>
      <text:p text:style-name="P2"/>
      <text:p text:style-name="P2">6 - TH</text:p>
      <text:p text:style-name="P2">0559 1.04</text:p>
      <text:p text:style-name="P2">1153 5.17</text:p>
      <text:p text:style-name="P2">1823 0.92</text:p>
      <text:p text:style-name="P2"/>
      <text:p text:style-name="P2"/>
      <text:p text:style-name="P2">7 - F</text:p>
      <text:p text:style-name="P2">0018 5.31</text:p>
      <text:p text:style-name="P2">0647 0.80</text:p>
      <text:p text:style-name="P2">1243 5.44</text:p>
      <text:p text:style-name="P2">1910 0.70</text:p>
      <text:p text:style-name="P2"/>
      <text:p text:style-name="P2">8 - SA</text:p>
      <text:p text:style-name="P2">0107 5.55</text:p>
      <text:p text:style-name="P2">0733 0.62</text:p>
      <text:p text:style-name="P2">1331 5.65</text:p>
      <text:p text:style-name="P2">1955 0.55</text:p>
      <text:p text:style-name="P2"/>
      <text:p text:style-name="P2">9 - SU</text:p>
      <text:p text:style-name="P2">0155 5.73</text:p>
      <text:p text:style-name="P2">0818 0.50</text:p>
      <text:p text:style-name="P2">1419 5.79</text:p>
      <text:p text:style-name="P2">2040 0.47</text:p>
      <text:p text:style-name="P2"/>
      <text:p text:style-name="P2">10 - M</text:p>
      <text:p text:style-name="P2">0243 5.82</text:p>
      <text:p text:style-name="P2">0902 0.47</text:p>
      <text:p text:style-name="P2">1507 5.83</text:p>
      <text:p text:style-name="P2">2124 0.49</text:p>
      <text:p text:style-name="P2"/>
      <text:p text:style-name="P2">11 - TU</text:p>
      <text:p text:style-name="P2">0331 5.81</text:p>
      <text:p text:style-name="P2">0947 0.52</text:p>
      <text:p text:style-name="P2">1556 5.77</text:p>
      <text:p text:style-name="P2">2210 0.58</text:p>
      <text:p text:style-name="P2"/>
      <text:p text:style-name="P2">12 - W</text:p>
      <text:p text:style-name="P2">0421 5.71</text:p>
      <text:p text:style-name="P2">1034 0.65</text:p>
      <text:p text:style-name="P2">1647 5.62</text:p>
      <text:p text:style-name="P2">2258 0.74</text:p>
      <text:p text:style-name="P2"/>
      <text:p text:style-name="P2">13 - TH</text:p>
      <text:p text:style-name="P2">0513 5.52</text:p>
      <text:p text:style-name="P2">1123 0.85</text:p>
      <text:p text:style-name="P2">1741 5.41</text:p>
      <text:p text:style-name="P2">2349 0.96</text:p>
      <text:p text:style-name="P2"/>
      <text:p text:style-name="P2">14 - F</text:p>
      <text:p text:style-name="P2">0609 5.29</text:p>
      <text:p text:style-name="P2">1216 1.07</text:p>
      <text:p text:style-name="P2">1838 5.18</text:p>
      <text:p text:style-name="P2"/>
      <text:p text:style-name="P2"/>
      <text:p text:style-name="P2">15 - SA</text:p>
      <text:p text:style-name="P2">0045 1.19</text:p>
      <text:p text:style-name="P2">0709 5.06</text:p>
      <text:p text:style-name="P2">1316 1.29</text:p>
      <text:p text:style-name="P2">1941 4.96</text:p>
      <text:p text:style-name="P2"/>
      <text:p text:style-name="P2">16 - SU</text:p>
      <text:p text:style-name="P2">0148 1.38</text:p>
      <text:p text:style-name="P2">0814 4.88</text:p>
      <text:p text:style-name="P2">1422 1.46</text:p>
      <text:p text:style-name="P2">2048 4.82</text:p>
      <text:p text:style-name="P2"/>
      <text:p text:style-name="P2">17 - M</text:p>
      <text:p text:style-name="P2">0256 1.51</text:p>
      <text:p text:style-name="P2">0922 4.79</text:p>
      <text:p text:style-name="P2">1531 1.53</text:p>
      <text:p text:style-name="P2">2156 4.78</text:p>
      <text:p text:style-name="P2"/>
      <text:p text:style-name="P2">18 - TU</text:p>
      <text:p text:style-name="P2">0404 1.53</text:p>
      <text:p text:style-name="P2">1029 4.79</text:p>
      <text:p text:style-name="P2">1637 1.51</text:p>
      <text:p text:style-name="P2">2300 4.82</text:p>
      <text:p text:style-name="P2"/>
      <text:p text:style-name="P2">19 - W</text:p>
      <text:p text:style-name="P2">0507 1.47</text:p>
      <text:p text:style-name="P2">1130 4.86</text:p>
      <text:p text:style-name="P2">1735 1.42</text:p>
      <text:p text:style-name="P2">2358 4.90</text:p>
      <text:p text:style-name="P2"/>
      <text:p text:style-name="P2">20 - TH</text:p>
      <text:p text:style-name="P2">0600 1.37</text:p>
      <text:p text:style-name="P2">1224 4.95</text:p>
      <text:p text:style-name="P2">1824 1.32</text:p>
      <text:p text:style-name="P2"/>
      <text:p text:style-name="P2"/>
      <text:p text:style-name="P2">21 - F</text:p>
      <text:p text:style-name="P2">0049 4.98</text:p>
      <text:p text:style-name="P2">0646 1.27</text:p>
      <text:p text:style-name="P2">1312 5.01</text:p>
      <text:p text:style-name="P2">1907 1.22</text:p>
      <text:p text:style-name="P2"/>
      <text:p text:style-name="P2">22 - SA</text:p>
      <text:p text:style-name="P2">0134 5.03</text:p>
      <text:p text:style-name="P2">0727 1.18</text:p>
      <text:p text:style-name="P2">1355 5.04</text:p>
      <text:p text:style-name="P2">1946 1.15</text:p>
      <text:p text:style-name="P2"/>
      <text:p text:style-name="P2">23 - SU</text:p>
      <text:p text:style-name="P2">0214 5.03</text:p>
      <text:p text:style-name="P2">0805 1.12</text:p>
      <text:p text:style-name="P2">1432 5.02</text:p>
      <text:p text:style-name="P2">2023 1.10</text:p>
      <text:p text:style-name="P2"/>
      <text:p text:style-name="P2">24 - M</text:p>
      <text:p text:style-name="P2">0249 5.00</text:p>
      <text:p text:style-name="P2">0841 1.09</text:p>
      <text:p text:style-name="P2">1504 4.97</text:p>
      <text:p text:style-name="P2">2059 1.08</text:p>
      <text:p text:style-name="P2"/>
      <text:p text:style-name="P2">25 - TU</text:p>
      <text:p text:style-name="P2">0318 4.94</text:p>
      <text:p text:style-name="P2">0917 1.09</text:p>
      <text:p text:style-name="P2">1532 4.92</text:p>
      <text:p text:style-name="P2">2135 1.10</text:p>
      <text:p text:style-name="P2"/>
      <text:p text:style-name="P2">26 - W</text:p>
      <text:p text:style-name="P2">0345 4.89</text:p>
      <text:p text:style-name="P2">0953 1.12</text:p>
      <text:p text:style-name="P2">1558 4.87</text:p>
      <text:p text:style-name="P2">2212 1.15</text:p>
      <text:p text:style-name="P2"/>
      <text:p text:style-name="P2">27 - TH</text:p>
      <text:p text:style-name="P2">0412 4.85</text:p>
      <text:p text:style-name="P2">1031 1.19</text:p>
      <text:p text:style-name="P2">1627 4.83</text:p>
      <text:p text:style-name="P2">2251 1.24</text:p>
      <text:p text:style-name="P2"/>
      <text:p text:style-name="P2">28 - F</text:p>
      <text:p text:style-name="P2">0444 4.80</text:p>
      <text:p text:style-name="P2">1111 1.30</text:p>
      <text:p text:style-name="P2">1702 4.77</text:p>
      <text:p text:style-name="P2">2332 1.36</text:p>
      <text:p text:style-name="P2"/>
      <text:p text:style-name="P2">29 - SA</text:p>
      <text:p text:style-name="P2">0522 4.74</text:p>
      <text:p text:style-name="P2">1155 1.43</text:p>
      <text:p text:style-name="P2">1744 4.70</text:p>
      <text:p text:style-name="P2"/>
      <text:p text:style-name="P2"/>
      <text:p text:style-name="P2">30 - SU</text:p>
      <text:p text:style-name="P2">0019 1.50</text:p>
      <text:p text:style-name="P2">0608 4.65</text:p>
      <text:p text:style-name="P2">1245 1.56</text:p>
      <text:p text:style-name="P2">1835 4.60</text:p>
      <text:p text:style-name="P2"/>
      <text:p text:style-name="P2">31 - M</text:p>
      <text:p text:style-name="P2">0114 1.62</text:p>
      <text:p text:style-name="P2">0704 4.55</text:p>
      <text:p text:style-name="P2">1345 1.67</text:p>
      <text:p text:style-name="P2">1936 4.51</text:p>
      <text:p text:style-name="P2"/>
      <text:p text:style-name="P2">August</text:p>
      <text:p text:style-name="P2"/>
      <text:p text:style-name="P2"/>
      <text:p text:style-name="P2"/>
      <text:p text:style-name="P2"/>
      <text:p text:style-name="P2"/>
      <text:p text:style-name="P2">1 - TU</text:p>
      <text:p text:style-name="P2">0219 1.70</text:p>
      <text:p text:style-name="P2">0810 4.50</text:p>
      <text:p text:style-name="P2">1454 1.69</text:p>
      <text:p text:style-name="P2">2046 4.51</text:p>
      <text:p text:style-name="P2"/>
      <text:p text:style-name="P2">2 - W</text:p>
      <text:p text:style-name="P2">0330 1.66</text:p>
      <text:p text:style-name="P2">0922 4.55</text:p>
      <text:p text:style-name="P2">1606 1.58</text:p>
      <text:p text:style-name="P2">2158 4.63</text:p>
      <text:p text:style-name="P2"/>
      <text:p text:style-name="P2">3 - TH</text:p>
      <text:p text:style-name="P2">0439 1.48</text:p>
      <text:p text:style-name="P2">1033 4.74</text:p>
      <text:p text:style-name="P2">1711 1.35</text:p>
      <text:p text:style-name="P2">2305 4.88</text:p>
      <text:p text:style-name="P2"/>
      <text:p text:style-name="P2">4 - F</text:p>
      <text:p text:style-name="P2">0541 1.21</text:p>
      <text:p text:style-name="P2">1136 5.03</text:p>
      <text:p text:style-name="P2">1809 1.06</text:p>
      <text:p text:style-name="P2"/>
      <text:p text:style-name="P2"/>
      <text:p text:style-name="P2">5 - SA</text:p>
      <text:p text:style-name="P2">0005 5.20</text:p>
      <text:p text:style-name="P2">0635 0.91</text:p>
      <text:p text:style-name="P2">1232 5.36</text:p>
      <text:p text:style-name="P2">1900 0.77</text:p>
      <text:p text:style-name="P2"/>
      <text:p text:style-name="P2">6 - SU</text:p>
      <text:p text:style-name="P2">0058 5.52</text:p>
      <text:p text:style-name="P2">0724 0.63</text:p>
      <text:p text:style-name="P2">1323 5.66</text:p>
      <text:p text:style-name="P2">1947 0.52</text:p>
      <text:p text:style-name="P2"/>
      <text:p text:style-name="P2">7 - M</text:p>
      <text:p text:style-name="P2">0147 5.79</text:p>
      <text:p text:style-name="P2">0809 0.42</text:p>
      <text:p text:style-name="P2">1411 5.89</text:p>
      <text:p text:style-name="P2">2031 0.36</text:p>
      <text:p text:style-name="P2"/>
      <text:p text:style-name="P2">8 - TU</text:p>
      <text:p text:style-name="P2">0234 5.96</text:p>
      <text:p text:style-name="P2">0852 0.31</text:p>
      <text:p text:style-name="P2">1457 6.00</text:p>
      <text:p text:style-name="P2">2113 0.30</text:p>
      <text:p text:style-name="P2"/>
      <text:p text:style-name="P2">9 - W</text:p>
      <text:p text:style-name="P2">0320 6.01</text:p>
      <text:p text:style-name="P2">0933 0.31</text:p>
      <text:p text:style-name="P2">1543 5.99</text:p>
      <text:p text:style-name="P2">2154 0.35</text:p>
      <text:p text:style-name="P2"/>
      <text:p text:style-name="P2">10 - TH</text:p>
      <text:p text:style-name="P2">0406 5.94</text:p>
      <text:p text:style-name="P2">1015 0.42</text:p>
      <text:p text:style-name="P2">1629 5.85</text:p>
      <text:p text:style-name="P2">2236 0.52</text:p>
      <text:p text:style-name="P2"/>
      <text:p text:style-name="P2">11 - F</text:p>
      <text:p text:style-name="P2">0453 5.73</text:p>
      <text:p text:style-name="P2">1057 0.63</text:p>
      <text:p text:style-name="P2">1717 5.59</text:p>
      <text:p text:style-name="P2">2319 0.77</text:p>
      <text:p text:style-name="P2"/>
      <text:p text:style-name="P2">12 - SA</text:p>
      <text:p text:style-name="P2">0542 5.43</text:p>
      <text:p text:style-name="P2">1142 0.93</text:p>
      <text:p text:style-name="P2">1808 5.26</text:p>
      <text:p text:style-name="P2"/>
      <text:p text:style-name="P2"/>
      <text:p text:style-name="P2">13 - SU</text:p>
      <text:p text:style-name="P2">0007 1.09</text:p>
      <text:p text:style-name="P2">0635 5.08</text:p>
      <text:p text:style-name="P2">1232 1.26</text:p>
      <text:p text:style-name="P2">1904 4.90</text:p>
      <text:p text:style-name="P2"/>
      <text:p text:style-name="P2">14 - M</text:p>
      <text:p text:style-name="P2">0101 1.43</text:p>
      <text:p text:style-name="P2">0736 4.73</text:p>
      <text:p text:style-name="P2">1331 1.59</text:p>
      <text:p text:style-name="P2">2010 4.58</text:p>
      <text:p text:style-name="P2"/>
      <text:p text:style-name="P2">15 - TU</text:p>
      <text:p text:style-name="P2">0205 1.72</text:p>
      <text:p text:style-name="P2">0847 4.47</text:p>
      <text:p text:style-name="P2">1443 1.82</text:p>
      <text:p text:style-name="P2">2126 4.41</text:p>
      <text:p text:style-name="P2"/>
      <text:p text:style-name="P2">16 - W</text:p>
      <text:p text:style-name="P2">0323 1.88</text:p>
      <text:p text:style-name="P2">1004 4.39</text:p>
      <text:p text:style-name="P2">1603 1.89</text:p>
      <text:p text:style-name="P2">2241 4.41</text:p>
      <text:p text:style-name="P2"/>
      <text:p text:style-name="P2">17 - TH</text:p>
      <text:p text:style-name="P2">0441 1.86</text:p>
      <text:p text:style-name="P2">1115 4.46</text:p>
      <text:p text:style-name="P2">1716 1.79</text:p>
      <text:p text:style-name="P2">2346 4.54</text:p>
      <text:p text:style-name="P2"/>
      <text:p text:style-name="P2">18 - F</text:p>
      <text:p text:style-name="P2">0545 1.71</text:p>
      <text:p text:style-name="P2">1214 4.62</text:p>
      <text:p text:style-name="P2">1811 1.61</text:p>
      <text:p text:style-name="P2"/>
      <text:p text:style-name="P2"/>
      <text:p text:style-name="P2">19 - SA</text:p>
      <text:p text:style-name="P2">0040 4.71</text:p>
      <text:p text:style-name="P2">0633 1.51</text:p>
      <text:p text:style-name="P2">1302 4.79</text:p>
      <text:p text:style-name="P2">1854 1.41</text:p>
      <text:p text:style-name="P2"/>
      <text:p text:style-name="P2">20 - SU</text:p>
      <text:p text:style-name="P2">0123 4.86</text:p>
      <text:p text:style-name="P2">0713 1.31</text:p>
      <text:p text:style-name="P2">1341 4.92</text:p>
      <text:p text:style-name="P2">1931 1.21</text:p>
      <text:p text:style-name="P2"/>
      <text:p text:style-name="P2">21 - M</text:p>
      <text:p text:style-name="P2">0158 4.97</text:p>
      <text:p text:style-name="P2">0748 1.13</text:p>
      <text:p text:style-name="P2">1414 5.01</text:p>
      <text:p text:style-name="P2">2005 1.05</text:p>
      <text:p text:style-name="P2"/>
      <text:p text:style-name="P2">22 - TU</text:p>
      <text:p text:style-name="P2">0228 5.05</text:p>
      <text:p text:style-name="P2">0822 0.98</text:p>
      <text:p text:style-name="P2">1440 5.08</text:p>
      <text:p text:style-name="P2">2038 0.92</text:p>
      <text:p text:style-name="P2"/>
      <text:p text:style-name="P2">23 - W</text:p>
      <text:p text:style-name="P2">0252 5.11</text:p>
      <text:p text:style-name="P2">0855 0.88</text:p>
      <text:p text:style-name="P2">1503 5.14</text:p>
      <text:p text:style-name="P2">2111 0.85</text:p>
      <text:p text:style-name="P2"/>
      <text:p text:style-name="P2">24 - TH</text:p>
      <text:p text:style-name="P2">0315 5.17</text:p>
      <text:p text:style-name="P2">0928 0.84</text:p>
      <text:p text:style-name="P2">1527 5.19</text:p>
      <text:p text:style-name="P2">2145 0.84</text:p>
      <text:p text:style-name="P2"/>
      <text:p text:style-name="P2">25 - F</text:p>
      <text:p text:style-name="P2">0341 5.21</text:p>
      <text:p text:style-name="P2">1002 0.86</text:p>
      <text:p text:style-name="P2">1556 5.21</text:p>
      <text:p text:style-name="P2">2220 0.90</text:p>
      <text:p text:style-name="P2"/>
      <text:p text:style-name="P2">26 - SA</text:p>
      <text:p text:style-name="P2">0412 5.21</text:p>
      <text:p text:style-name="P2">1038 0.96</text:p>
      <text:p text:style-name="P2">1630 5.18</text:p>
      <text:p text:style-name="P2">2257 1.03</text:p>
      <text:p text:style-name="P2"/>
      <text:p text:style-name="P2">27 - SU</text:p>
      <text:p text:style-name="P2">0449 5.13</text:p>
      <text:p text:style-name="P2">1117 1.12</text:p>
      <text:p text:style-name="P2">1711 5.06</text:p>
      <text:p text:style-name="P2">2339 1.23</text:p>
      <text:p text:style-name="P2"/>
      <text:p text:style-name="P2">28 - M</text:p>
      <text:p text:style-name="P2">0534 4.97</text:p>
      <text:p text:style-name="P2">1202 1.34</text:p>
      <text:p text:style-name="P2">1759 4.87</text:p>
      <text:p text:style-name="P2"/>
      <text:p text:style-name="P2"/>
      <text:p text:style-name="P2">29 - TU</text:p>
      <text:p text:style-name="P2">0028 1.46</text:p>
      <text:p text:style-name="P2">0627 4.76</text:p>
      <text:p text:style-name="P2">1258 1.58</text:p>
      <text:p text:style-name="P2">1858 4.65</text:p>
      <text:p text:style-name="P2"/>
      <text:p text:style-name="P2">30 - W</text:p>
      <text:p text:style-name="P2">0133 1.68</text:p>
      <text:p text:style-name="P2">0733 4.56</text:p>
      <text:p text:style-name="P2">1413 1.74</text:p>
      <text:p text:style-name="P2">2012 4.50</text:p>
      <text:p text:style-name="P2"/>
      <text:p text:style-name="P2">31 - TH</text:p>
      <text:p text:style-name="P2">0256 1.76</text:p>
      <text:p text:style-name="P2">0853 4.49</text:p>
      <text:p text:style-name="P2">1539 1.71</text:p>
      <text:p text:style-name="P2">2134 4.54</text:p>
      <text:p text:style-name="P2"/>
      <text:p text:style-name="P2"><text:soft-page-break/>September</text:p>
      <text:p text:style-name="P2"/>
      <text:p text:style-name="P2"/>
      <text:p text:style-name="P2"/>
      <text:p text:style-name="P2"/>
      <text:p text:style-name="P2"/>
      <text:p text:style-name="P2">1 - F</text:p>
      <text:p text:style-name="P2">0420 1.61</text:p>
      <text:p text:style-name="P2">1014 4.65</text:p>
      <text:p text:style-name="P2">1656 1.46</text:p>
      <text:p text:style-name="P2">2251 4.81</text:p>
      <text:p text:style-name="P2"/>
      <text:p text:style-name="P2">2 - SA</text:p>
      <text:p text:style-name="P2">0529 1.28</text:p>
      <text:p text:style-name="P2">1124 4.99</text:p>
      <text:p text:style-name="P2">1758 1.09</text:p>
      <text:p text:style-name="P2">2355 5.19</text:p>
      <text:p text:style-name="P2"/>
      <text:p text:style-name="P2">3 - SU</text:p>
      <text:p text:style-name="P2">0625 0.90</text:p>
      <text:p text:style-name="P2">1222 5.40</text:p>
      <text:p text:style-name="P2">1850 0.72</text:p>
      <text:p text:style-name="P2"/>
      <text:p text:style-name="P2"/>
      <text:p text:style-name="P2">4 - M</text:p>
      <text:p text:style-name="P2">0048 5.59</text:p>
      <text:p text:style-name="P2">0713 0.55</text:p>
      <text:p text:style-name="P2">1312 5.77</text:p>
      <text:p text:style-name="P2">1935 0.41</text:p>
      <text:p text:style-name="P2"/>
      <text:p text:style-name="P2">5 - TU</text:p>
      <text:p text:style-name="P2">0135 5.92</text:p>
      <text:p text:style-name="P2">0755 0.29</text:p>
      <text:p text:style-name="P2">1358 6.04</text:p>
      <text:p text:style-name="P2">2016 0.21</text:p>
      <text:p text:style-name="P2"/>
      <text:p text:style-name="P2">6 - W</text:p>
      <text:p text:style-name="P2">0220 6.13</text:p>
      <text:p text:style-name="P2">0835 0.15</text:p>
      <text:p text:style-name="P2">1441 6.17</text:p>
      <text:p text:style-name="P2">2054 0.14</text:p>
      <text:p text:style-name="P2"/>
      <text:p text:style-name="P2">7 - TH</text:p>
      <text:p text:style-name="P2">0303 6.18</text:p>
      <text:p text:style-name="P2">0913 0.15</text:p>
      <text:p text:style-name="P2">1524 6.14</text:p>
      <text:p text:style-name="P2">2132 0.20</text:p>
      <text:p text:style-name="P2"/>
      <text:p text:style-name="P2">8 - F</text:p>
      <text:p text:style-name="P2">0345 6.07</text:p>
      <text:p text:style-name="P2">0950 0.29</text:p>
      <text:p text:style-name="P2">1607 5.96</text:p>
      <text:p text:style-name="P2">2209 0.40</text:p>
      <text:p text:style-name="P2"/>
      <text:p text:style-name="P2">9 - SA</text:p>
      <text:p text:style-name="P2">0428 5.81</text:p>
      <text:p text:style-name="P2">1028 0.54</text:p>
      <text:p text:style-name="P2">1650 5.63</text:p>
      <text:p text:style-name="P2">2248 0.71</text:p>
      <text:p text:style-name="P2"/>
      <text:p text:style-name="P2">10 - SU</text:p>
      <text:p text:style-name="P2">0512 5.43</text:p>
      <text:p text:style-name="P2">1108 0.90</text:p>
      <text:p text:style-name="P2">1736 5.21</text:p>
      <text:p text:style-name="P2">2330 1.10</text:p>
      <text:p text:style-name="P2"/>
      <text:p text:style-name="P2">11 - M</text:p>
      <text:p text:style-name="P2">0601 4.98</text:p>
      <text:p text:style-name="P2">1153 1.31</text:p>
      <text:p text:style-name="P2">1828 4.74</text:p>
      <text:p text:style-name="P2"/>
      <text:p text:style-name="P2"/>
      <text:p text:style-name="P2">12 - TU</text:p>
      <text:p text:style-name="P2">0018 1.52</text:p>
      <text:p text:style-name="P2">0658 4.52</text:p>
      <text:p text:style-name="P2">1247 1.73</text:p>
      <text:p text:style-name="P2">1933 4.33</text:p>
      <text:p text:style-name="P2"/>
      <text:p text:style-name="P2">13 - W</text:p>
      <text:p text:style-name="P2">0119 1.92</text:p>
      <text:p text:style-name="P2">0813 4.17</text:p>
      <text:p text:style-name="P2">1358 2.07</text:p>
      <text:p text:style-name="P2">2058 4.08</text:p>
      <text:p text:style-name="P2"/>
      <text:p text:style-name="P2">14 - TH</text:p>
      <text:p text:style-name="P2">0243 2.16</text:p>
      <text:p text:style-name="P2">0944 4.06</text:p>
      <text:p text:style-name="P2">1532 2.18</text:p>
      <text:p text:style-name="P2">2227 4.10</text:p>
      <text:p text:style-name="P2"/>
      <text:p text:style-name="P2">15 - F</text:p>
      <text:p text:style-name="P2">0419 2.14</text:p>
      <text:p text:style-name="P2">1104 4.19</text:p>
      <text:p text:style-name="P2">1658 2.04</text:p>
      <text:p text:style-name="P2">2335 4.30</text:p>
      <text:p text:style-name="P2"/>
      <text:p text:style-name="P2">16 - SA</text:p>
      <text:p text:style-name="P2">0528 1.91</text:p>
      <text:p text:style-name="P2">1202 4.43</text:p>
      <text:p text:style-name="P2">1753 1.77</text:p>
      <text:p text:style-name="P2"/>
      <text:p text:style-name="P2"/>
      <text:p text:style-name="P2">17 - SU</text:p>
      <text:p text:style-name="P2">0025 4.55</text:p>
      <text:p text:style-name="P2">0614 1.63</text:p>
      <text:p text:style-name="P2">1245 4.67</text:p>
      <text:p text:style-name="P2">1833 1.48</text:p>
      <text:p text:style-name="P2"/>
      <text:p text:style-name="P2">18 - M</text:p>
      <text:p text:style-name="P2">0103 4.78</text:p>
      <text:p text:style-name="P2">0651 1.34</text:p>
      <text:p text:style-name="P2">1319 4.87</text:p>
      <text:p text:style-name="P2">1907 1.20</text:p>
      <text:p text:style-name="P2"/>
      <text:p text:style-name="P2">19 - TU</text:p>
      <text:p text:style-name="P2">0133 4.96</text:p>
      <text:p text:style-name="P2">0724 1.07</text:p>
      <text:p text:style-name="P2">1345 5.04</text:p>
      <text:p text:style-name="P2">1940 0.96</text:p>
      <text:p text:style-name="P2"/>
      <text:p text:style-name="P2">20 - W</text:p>
      <text:p text:style-name="P2">0157 5.12</text:p>
      <text:p text:style-name="P2">0756 0.85</text:p>
      <text:p text:style-name="P2">1408 5.20</text:p>
      <text:p text:style-name="P2">2012 0.76</text:p>
      <text:p text:style-name="P2"/>
      <text:p text:style-name="P2">21 - TH</text:p>
      <text:p text:style-name="P2">0218 5.28</text:p>
      <text:p text:style-name="P2">0828 0.69</text:p>
      <text:p text:style-name="P2">1430 5.35</text:p>
      <text:p text:style-name="P2">2044 0.64</text:p>
      <text:p text:style-name="P2"/>
      <text:p text:style-name="P2">22 - F</text:p>
      <text:p text:style-name="P2">0242 5.41</text:p>
      <text:p text:style-name="P2">0900 0.61</text:p>
      <text:p text:style-name="P2">1455 5.46</text:p>
      <text:p text:style-name="P2">2116 0.61</text:p>
      <text:p text:style-name="P2"/>
      <text:p text:style-name="P2">23 - SA</text:p>
      <text:p text:style-name="P2">0310 5.50</text:p>
      <text:p text:style-name="P2">0933 0.62</text:p>
      <text:p text:style-name="P2">1526 5.51</text:p>
      <text:p text:style-name="P2">2150 0.66</text:p>
      <text:p text:style-name="P2"/>
      <text:p text:style-name="P2">24 - SU</text:p>
      <text:p text:style-name="P2">0343 5.50</text:p>
      <text:p text:style-name="P2">1007 0.73</text:p>
      <text:p text:style-name="P2">1602 5.46</text:p>
      <text:p text:style-name="P2">2225 0.82</text:p>
      <text:p text:style-name="P2"/>
      <text:p text:style-name="P2">25 - M</text:p>
      <text:p text:style-name="P2">0422 5.38</text:p>
      <text:p text:style-name="P2">1045 0.93</text:p>
      <text:p text:style-name="P2">1643 5.29</text:p>
      <text:p text:style-name="P2">2305 1.06</text:p>
      <text:p text:style-name="P2"/>
      <text:p text:style-name="P2">26 - TU</text:p>
      <text:p text:style-name="P2">0507 5.16</text:p>
      <text:p text:style-name="P2">1128 1.21</text:p>
      <text:p text:style-name="P2">1732 5.02</text:p>
      <text:p text:style-name="P2">2355 1.37</text:p>
      <text:p text:style-name="P2"/>
      <text:p text:style-name="P2">27 - W</text:p>
      <text:p text:style-name="P2">0601 4.87</text:p>
      <text:p text:style-name="P2">1225 1.52</text:p>
      <text:p text:style-name="P2">1833 4.72</text:p>
      <text:p text:style-name="P2"/>
      <text:p text:style-name="P2"/>
      <text:p text:style-name="P2">28 - TH</text:p>
      <text:p text:style-name="P2">0101 1.66</text:p>
      <text:p text:style-name="P2">0710 4.59</text:p>
      <text:p text:style-name="P2">1345 1.76</text:p>
      <text:p text:style-name="P2">1951 4.51</text:p>
      <text:p text:style-name="P2"/>
      <text:p text:style-name="P2">29 - F</text:p>
      <text:p text:style-name="P2">0233 1.79</text:p>
      <text:p text:style-name="P2">0835 4.49</text:p>
      <text:p text:style-name="P2">1521 1.74</text:p>
      <text:p text:style-name="P2">2119 4.55</text:p>
      <text:p text:style-name="P2"/>
      <text:p text:style-name="P2">30 - SA</text:p>
      <text:p text:style-name="P2">0404 1.62</text:p>
      <text:p text:style-name="P2">1001 4.67</text:p>
      <text:p text:style-name="P2">1642 1.44</text:p>
      <text:p text:style-name="P2">2238 4.85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ctober</text:p>
      <text:p text:style-name="P2"/>
      <text:p text:style-name="P2"/>
      <text:p text:style-name="P2"/>
      <text:p text:style-name="P2"/>
      <text:p text:style-name="P2"/>
      <text:p text:style-name="P2">1 - SU</text:p>
      <text:p text:style-name="P2">0515 1.24</text:p>
      <text:p text:style-name="P2">1111 5.06</text:p>
      <text:p text:style-name="P2">1743 1.03</text:p>
      <text:p text:style-name="P2">2340 5.28</text:p>
      <text:p text:style-name="P2"/>
      <text:p text:style-name="P2">2 - M</text:p>
      <text:p text:style-name="P2">0609 0.83</text:p>
      <text:p text:style-name="P2">1207 5.50</text:p>
      <text:p text:style-name="P2">1833 0.64</text:p>
      <text:p text:style-name="P2"/>
      <text:p text:style-name="P2"/>
      <text:p text:style-name="P2">3 - TU</text:p>
      <text:p text:style-name="P2">0032 5.70</text:p>
      <text:p text:style-name="P2">0655 0.47</text:p>
      <text:p text:style-name="P2">1255 5.87</text:p>
      <text:p text:style-name="P2">1915 0.33</text:p>
      <text:p text:style-name="P2"/>
      <text:p text:style-name="P2">4 - W</text:p>
      <text:p text:style-name="P2">0118 6.01</text:p>
      <text:p text:style-name="P2">0735 0.22</text:p>
      <text:p text:style-name="P2">1339 6.12</text:p>
      <text:p text:style-name="P2">1954 0.15</text:p>
      <text:p text:style-name="P2"/>
      <text:p text:style-name="P2">5 - TH</text:p>
      <text:p text:style-name="P2">0201 6.19</text:p>
      <text:p text:style-name="P2">0813 0.11</text:p>
      <text:p text:style-name="P2">1421 6.21</text:p>
      <text:p text:style-name="P2">2031 0.11</text:p>
      <text:p text:style-name="P2"/>
      <text:p text:style-name="P2">6 - F</text:p>
      <text:p text:style-name="P2">0242 6.19</text:p>
      <text:p text:style-name="P2">0848 0.15</text:p>
      <text:p text:style-name="P2">1502 6.13</text:p>
      <text:p text:style-name="P2">2106 0.21</text:p>
      <text:p text:style-name="P2"/>
      <text:p text:style-name="P2">7 - SA</text:p>
      <text:p text:style-name="P2">0322 6.03</text:p>
      <text:p text:style-name="P2">0924 0.31</text:p>
      <text:p text:style-name="P2">1543 5.89</text:p>
      <text:p text:style-name="P2">2142 0.44</text:p>
      <text:p text:style-name="P2"/>
      <text:p text:style-name="P2">8 - SU</text:p>
      <text:p text:style-name="P2">0403 5.72</text:p>
      <text:p text:style-name="P2">1000 0.60</text:p>
      <text:p text:style-name="P2">1624 5.52</text:p>
      <text:p text:style-name="P2">2218 0.78</text:p>
      <text:p text:style-name="P2"/>
      <text:p text:style-name="P2">9 - M</text:p>
      <text:p text:style-name="P2">0445 5.29</text:p>
      <text:p text:style-name="P2">1038 0.98</text:p>
      <text:p text:style-name="P2">1706 5.06</text:p>
      <text:p text:style-name="P2">2258 1.19</text:p>
      <text:p text:style-name="P2"/>
      <text:p text:style-name="P2">10 - TU</text:p>
      <text:p text:style-name="P2">0529 4.81</text:p>
      <text:p text:style-name="P2">1120 1.41</text:p>
      <text:p text:style-name="P2">1754 4.57</text:p>
      <text:p text:style-name="P2">2345 1.63</text:p>
      <text:p text:style-name="P2"/>
      <text:p text:style-name="P2">11 - W</text:p>
      <text:p text:style-name="P2">0623 4.34</text:p>
      <text:p text:style-name="P2">1212 1.85</text:p>
      <text:p text:style-name="P2">1857 4.13</text:p>
      <text:p text:style-name="P2"/>
      <text:p text:style-name="P2"/>
      <text:p text:style-name="P2">12 - TH</text:p>
      <text:p text:style-name="P2">0044 2.04</text:p>
      <text:p text:style-name="P2">0740 3.97</text:p>
      <text:p text:style-name="P2">1322 2.20</text:p>
      <text:p text:style-name="P2">2030 3.88</text:p>
      <text:p text:style-name="P2"/>
      <text:p text:style-name="P2">13 - F</text:p>
      <text:p text:style-name="P2">0207 2.29</text:p>
      <text:p text:style-name="P2">0921 3.87</text:p>
      <text:p text:style-name="P2">1458 2.31</text:p>
      <text:p text:style-name="P2">2206 3.93</text:p>
      <text:p text:style-name="P2"/>
      <text:p text:style-name="P2">14 - SA</text:p>
      <text:p text:style-name="P2">0346 2.26</text:p>
      <text:p text:style-name="P2">1043 4.03</text:p>
      <text:p text:style-name="P2">1625 2.15</text:p>
      <text:p text:style-name="P2">2312 4.16</text:p>
      <text:p text:style-name="P2"/>
      <text:p text:style-name="P2">15 - SU</text:p>
      <text:p text:style-name="P2">0456 2.01</text:p>
      <text:p text:style-name="P2">1137 4.29</text:p>
      <text:p text:style-name="P2">1720 1.85</text:p>
      <text:p text:style-name="P2">2358 4.43</text:p>
      <text:p text:style-name="P2"/>
      <text:p text:style-name="P2">16 - M</text:p>
      <text:p text:style-name="P2">0541 1.68</text:p>
      <text:p text:style-name="P2">1216 4.56</text:p>
      <text:p text:style-name="P2">1800 1.52</text:p>
      <text:p text:style-name="P2"/>
      <text:p text:style-name="P2"/>
      <text:p text:style-name="P2">17 - TU</text:p>
      <text:p text:style-name="P2">0031 4.68</text:p>
      <text:p text:style-name="P2">0618 1.35</text:p>
      <text:p text:style-name="P2">1244 4.80</text:p>
      <text:p text:style-name="P2">1835 1.20</text:p>
      <text:p text:style-name="P2"/>
      <text:p text:style-name="P2">18 - W</text:p>
      <text:p text:style-name="P2">0057 4.92</text:p>
      <text:p text:style-name="P2">0652 1.05</text:p>
      <text:p text:style-name="P2">1308 5.04</text:p>
      <text:p text:style-name="P2">1909 0.91</text:p>
      <text:p text:style-name="P2"/>
      <text:p text:style-name="P2">19 - TH</text:p>
      <text:p text:style-name="P2">0119 5.15</text:p>
      <text:p text:style-name="P2">0725 0.79</text:p>
      <text:p text:style-name="P2">1330 5.27</text:p>
      <text:p text:style-name="P2">1942 0.69</text:p>
      <text:p text:style-name="P2"/>
      <text:p text:style-name="P2">20 - F</text:p>
      <text:p text:style-name="P2">0142 5.38</text:p>
      <text:p text:style-name="P2">0758 0.60</text:p>
      <text:p text:style-name="P2">1356 5.47</text:p>
      <text:p text:style-name="P2">2015 0.55</text:p>
      <text:p text:style-name="P2"/>
      <text:p text:style-name="P2">21 - SA</text:p>
      <text:p text:style-name="P2">0210 5.56</text:p>
      <text:p text:style-name="P2">0831 0.51</text:p>
      <text:p text:style-name="P2">1426 5.62</text:p>
      <text:p text:style-name="P2">2048 0.50</text:p>
      <text:p text:style-name="P2"/>
      <text:p text:style-name="P2">22 - SU</text:p>
      <text:p text:style-name="P2">0242 5.66</text:p>
      <text:p text:style-name="P2">0905 0.52</text:p>
      <text:p text:style-name="P2">1500 5.66</text:p>
      <text:p text:style-name="P2">2123 0.57</text:p>
      <text:p text:style-name="P2"/>
      <text:p text:style-name="P2">23 - M</text:p>
      <text:p text:style-name="P2">0319 5.64</text:p>
      <text:p text:style-name="P2">0941 0.64</text:p>
      <text:p text:style-name="P2">1539 5.58</text:p>
      <text:p text:style-name="P2">2200 0.73</text:p>
      <text:p text:style-name="P2"/>
      <text:p text:style-name="P2">24 - TU</text:p>
      <text:p text:style-name="P2">0401 5.50</text:p>
      <text:p text:style-name="P2">1021 0.85</text:p>
      <text:p text:style-name="P2">1624 5.38</text:p>
      <text:p text:style-name="P2">2243 0.99</text:p>
      <text:p text:style-name="P2"/>
      <text:p text:style-name="P2">25 - W</text:p>
      <text:p text:style-name="P2">0448 5.24</text:p>
      <text:p text:style-name="P2">1107 1.15</text:p>
      <text:p text:style-name="P2">1716 5.09</text:p>
      <text:p text:style-name="P2">2335 1.30</text:p>
      <text:p text:style-name="P2"/>
      <text:p text:style-name="P2">26 - TH</text:p>
      <text:p text:style-name="P2">0546 4.93</text:p>
      <text:p text:style-name="P2">1207 1.46</text:p>
      <text:p text:style-name="P2">1819 4.79</text:p>
      <text:p text:style-name="P2"/>
      <text:p text:style-name="P2"/>
      <text:p text:style-name="P2">27 - F</text:p>
      <text:p text:style-name="P2">0045 1.59</text:p>
      <text:p text:style-name="P2">0657 4.67</text:p>
      <text:p text:style-name="P2">1328 1.68</text:p>
      <text:p text:style-name="P2">1938 4.60</text:p>
      <text:p text:style-name="P2"/>
      <text:p text:style-name="P2">28 - SA</text:p>
      <text:p text:style-name="P2">0215 1.69</text:p>
      <text:p text:style-name="P2">0821 4.60</text:p>
      <text:p text:style-name="P2">1502 1.64</text:p>
      <text:p text:style-name="P2">2103 4.67</text:p>
      <text:p text:style-name="P2"/>
      <text:p text:style-name="P2">29 - SU</text:p>
      <text:p text:style-name="P2">0343 1.52</text:p>
      <text:p text:style-name="P2">0942 4.80</text:p>
      <text:p text:style-name="P2">1620 1.36</text:p>
      <text:p text:style-name="P2">2218 4.97</text:p>
      <text:p text:style-name="P2"/>
      <text:p text:style-name="P2">30 - M</text:p>
      <text:p text:style-name="P2">0451 1.18</text:p>
      <text:p text:style-name="P2">1050 5.16</text:p>
      <text:p text:style-name="P2">1720 0.99</text:p>
      <text:p text:style-name="P2">2319 5.35</text:p>
      <text:p text:style-name="P2"/>
      <text:p text:style-name="P2">31 - TU</text:p>
      <text:p text:style-name="P2">0545 0.81</text:p>
      <text:p text:style-name="P2">1145 5.54</text:p>
      <text:p text:style-name="P2">1809 0.65</text:p>
      <text:p text:style-name="P2"/>
      <text:p text:style-name="P2"/>
      <text:p text:style-name="P2">November</text:p>
      <text:p text:style-name="P2"/>
      <text:p text:style-name="P2"/>
      <text:p text:style-name="P2"/>
      <text:p text:style-name="P2"/>
      <text:p text:style-name="P2"/>
      <text:p text:style-name="P2">1 - W</text:p>
      <text:p text:style-name="P2">0010 5.71</text:p>
      <text:p text:style-name="P2">0630 0.51</text:p>
      <text:p text:style-name="P2">1233 5.85</text:p>
      <text:p text:style-name="P2">1851 0.39</text:p>
      <text:p text:style-name="P2"/>
      <text:p text:style-name="P2">2 - TH</text:p>
      <text:p text:style-name="P2">0056 5.96</text:p>
      <text:p text:style-name="P2">0711 0.31</text:p>
      <text:p text:style-name="P2">1318 6.03</text:p>
      <text:p text:style-name="P2">1930 0.27</text:p>
      <text:p text:style-name="P2"/>
      <text:p text:style-name="P2">3 - F</text:p>
      <text:p text:style-name="P2">0139 6.07</text:p>
      <text:p text:style-name="P2">0748 0.25</text:p>
      <text:p text:style-name="P2">1400 6.06</text:p>
      <text:p text:style-name="P2">2006 0.27</text:p>
      <text:p text:style-name="P2"/>
      <text:p text:style-name="P2">4 - SA</text:p>
      <text:p text:style-name="P2">0220 6.02</text:p>
      <text:p text:style-name="P2">0824 0.31</text:p>
      <text:p text:style-name="P2">1441 5.94</text:p>
      <text:p text:style-name="P2">2041 0.39</text:p>
      <text:p text:style-name="P2"/>
      <text:p text:style-name="P2">5 - SU</text:p>
      <text:p text:style-name="P2">0301 5.82</text:p>
      <text:p text:style-name="P2">0859 0.49</text:p>
      <text:p text:style-name="P2">1521 5.68</text:p>
      <text:p text:style-name="P2">2117 0.62</text:p>
      <text:p text:style-name="P2"/>
      <text:p text:style-name="P2">6 - M</text:p>
      <text:p text:style-name="P2">0341 5.50</text:p>
      <text:p text:style-name="P2">0935 0.77</text:p>
      <text:p text:style-name="P2">1601 5.31</text:p>
      <text:p text:style-name="P2">2154 0.94</text:p>
      <text:p text:style-name="P2"/>
      <text:p text:style-name="P2">7 - TU</text:p>
      <text:p text:style-name="P2">0422 5.10</text:p>
      <text:p text:style-name="P2">1014 1.12</text:p>
      <text:p text:style-name="P2">1642 4.89</text:p>
      <text:p text:style-name="P2">2234 1.31</text:p>
      <text:p text:style-name="P2"/>
      <text:p text:style-name="P2">8 - W</text:p>
      <text:p text:style-name="P2">0504 4.67</text:p>
      <text:p text:style-name="P2">1056 1.50</text:p>
      <text:p text:style-name="P2">1728 4.46</text:p>
      <text:p text:style-name="P2">2321 1.69</text:p>
      <text:p text:style-name="P2"/>
      <text:p text:style-name="P2">9 - TH</text:p>
      <text:p text:style-name="P2">0554 4.26</text:p>
      <text:p text:style-name="P2">1147 1.87</text:p>
      <text:p text:style-name="P2">1825 4.08</text:p>
      <text:p text:style-name="P2"/>
      <text:p text:style-name="P2"/>
      <text:p text:style-name="P2">10 - F</text:p>
      <text:p text:style-name="P2">0018 2.03</text:p>
      <text:p text:style-name="P2">0703 3.94</text:p>
      <text:p text:style-name="P2">1253 2.16</text:p>
      <text:p text:style-name="P2">1949 3.85</text:p>
      <text:p text:style-name="P2"/>
      <text:p text:style-name="P2">11 - SA</text:p>
      <text:p text:style-name="P2">0132 2.24</text:p>
      <text:p text:style-name="P2">0837 3.82</text:p>
      <text:p text:style-name="P2">1414 2.27</text:p>
      <text:p text:style-name="P2">2121 3.85</text:p>
      <text:p text:style-name="P2"/>
      <text:p text:style-name="P2">12 - SU</text:p>
      <text:p text:style-name="P2">0256 2.23</text:p>
      <text:p text:style-name="P2">0957 3.93</text:p>
      <text:p text:style-name="P2">1533 2.15</text:p>
      <text:p text:style-name="P2">2227 4.03</text:p>
      <text:p text:style-name="P2"/>
      <text:p text:style-name="P2">13 - M</text:p>
      <text:p text:style-name="P2">0405 2.03</text:p>
      <text:p text:style-name="P2">1051 4.15</text:p>
      <text:p text:style-name="P2">1632 1.89</text:p>
      <text:p text:style-name="P2">2312 4.28</text:p>
      <text:p text:style-name="P2"/>
      <text:p text:style-name="P2">14 - TU</text:p>
      <text:p text:style-name="P2">0456 1.73</text:p>
      <text:p text:style-name="P2">1129 4.41</text:p>
      <text:p text:style-name="P2">1718 1.57</text:p>
      <text:p text:style-name="P2">2344 4.55</text:p>
      <text:p text:style-name="P2"/>
      <text:p text:style-name="P2">15 - W</text:p>
      <text:p text:style-name="P2">0539 1.41</text:p>
      <text:p text:style-name="P2">1158 4.69</text:p>
      <text:p text:style-name="P2">1758 1.25</text:p>
      <text:p text:style-name="P2"/>
      <text:p text:style-name="P2"/>
      <text:p text:style-name="P2">16 - TH</text:p>
      <text:p text:style-name="P2">0011 4.83</text:p>
      <text:p text:style-name="P2">0617 1.10</text:p>
      <text:p text:style-name="P2">1224 4.97</text:p>
      <text:p text:style-name="P2">1835 0.96</text:p>
      <text:p text:style-name="P2"/>
      <text:p text:style-name="P2">17 - F</text:p>
      <text:p text:style-name="P2">0038 5.12</text:p>
      <text:p text:style-name="P2">0654 0.84</text:p>
      <text:p text:style-name="P2">1253 5.25</text:p>
      <text:p text:style-name="P2">1912 0.73</text:p>
      <text:p text:style-name="P2"/>
      <text:p text:style-name="P2">18 - SA</text:p>
      <text:p text:style-name="P2">0109 5.38</text:p>
      <text:p text:style-name="P2">0730 0.64</text:p>
      <text:p text:style-name="P2">1325 5.49</text:p>
      <text:p text:style-name="P2">1948 0.58</text:p>
      <text:p text:style-name="P2"/>
      <text:p text:style-name="P2">19 - SU</text:p>
      <text:p text:style-name="P2">0143 5.57</text:p>
      <text:p text:style-name="P2">0806 0.54</text:p>
      <text:p text:style-name="P2">1401 5.64</text:p>
      <text:p text:style-name="P2">2025 0.52</text:p>
      <text:p text:style-name="P2"/>
      <text:p text:style-name="P2">20 - M</text:p>
      <text:p text:style-name="P2">0220 5.68</text:p>
      <text:p text:style-name="P2">0844 0.53</text:p>
      <text:p text:style-name="P2">1440 5.69</text:p>
      <text:p text:style-name="P2">2103 0.57</text:p>
      <text:p text:style-name="P2"/>
      <text:p text:style-name="P2">21 - TU</text:p>
      <text:p text:style-name="P2">0302 5.67</text:p>
      <text:p text:style-name="P2">0923 0.63</text:p>
      <text:p text:style-name="P2">1524 5.62</text:p>
      <text:p text:style-name="P2">2144 0.71</text:p>
      <text:p text:style-name="P2"/>
      <text:p text:style-name="P2">22 - W</text:p>
      <text:p text:style-name="P2">0347 5.54</text:p>
      <text:p text:style-name="P2">1006 0.81</text:p>
      <text:p text:style-name="P2">1612 5.44</text:p>
      <text:p text:style-name="P2">2230 0.93</text:p>
      <text:p text:style-name="P2"/>
      <text:p text:style-name="P2">23 - TH</text:p>
      <text:p text:style-name="P2">0438 5.32</text:p>
      <text:p text:style-name="P2">1056 1.06</text:p>
      <text:p text:style-name="P2">1706 5.20</text:p>
      <text:p text:style-name="P2">2325 1.19</text:p>
      <text:p text:style-name="P2"/>
      <text:p text:style-name="P2">24 - F</text:p>
      <text:p text:style-name="P2">0537 5.07</text:p>
      <text:p text:style-name="P2">1157 1.31</text:p>
      <text:p text:style-name="P2">1810 4.96</text:p>
      <text:p text:style-name="P2"/>
      <text:p text:style-name="P2"/>
      <text:p text:style-name="P2">25 - SA</text:p>
      <text:p text:style-name="P2">0032 1.41</text:p>
      <text:p text:style-name="P2">0645 4.87</text:p>
      <text:p text:style-name="P2">1311 1.48</text:p>
      <text:p text:style-name="P2">1923 4.82</text:p>
      <text:p text:style-name="P2"/>
      <text:p text:style-name="P2">26 - SU</text:p>
      <text:p text:style-name="P2">0152 1.50</text:p>
      <text:p text:style-name="P2">0801 4.81</text:p>
      <text:p text:style-name="P2">1433 1.47</text:p>
      <text:p text:style-name="P2">2039 4.85</text:p>
      <text:p text:style-name="P2"/>
      <text:p text:style-name="P2">27 - M</text:p>
      <text:p text:style-name="P2">0311 1.40</text:p>
      <text:p text:style-name="P2">0916 4.93</text:p>
      <text:p text:style-name="P2">1547 1.30</text:p>
      <text:p text:style-name="P2">2150 5.04</text:p>
      <text:p text:style-name="P2"/>
      <text:p text:style-name="P2">28 - TU</text:p>
      <text:p text:style-name="P2">0419 1.18</text:p>
      <text:p text:style-name="P2">1022 5.17</text:p>
      <text:p text:style-name="P2">1648 1.05</text:p>
      <text:p text:style-name="P2">2251 5.31</text:p>
      <text:p text:style-name="P2"/>
      <text:p text:style-name="P2">29 - W</text:p>
      <text:p text:style-name="P2">0515 0.92</text:p>
      <text:p text:style-name="P2">1119 5.44</text:p>
      <text:p text:style-name="P2">1739 0.81</text:p>
      <text:p text:style-name="P2">2345 5.55</text:p>
      <text:p text:style-name="P2"/>
      <text:p text:style-name="P2">30 - TH</text:p>
      <text:p text:style-name="P2">0603 0.71</text:p>
      <text:p text:style-name="P2">1210 5.65</text:p>
      <text:p text:style-name="P2">1824 0.6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cember</text:p>
      <text:p text:style-name="P2"/>
      <text:p text:style-name="P2"/>
      <text:p text:style-name="P2"/>
      <text:p text:style-name="P2"/>
      <text:p text:style-name="P2"/>
      <text:p text:style-name="P2">1 - F</text:p>
      <text:p text:style-name="P2">0033 5.72</text:p>
      <text:p text:style-name="P2">0645 0.58</text:p>
      <text:p text:style-name="P2">1256 5.76</text:p>
      <text:p text:style-name="P2">1905 0.55</text:p>
      <text:p text:style-name="P2"/>
      <text:p text:style-name="P2">2 - SA</text:p>
      <text:p text:style-name="P2">0119 5.77</text:p>
      <text:p text:style-name="P2">0725 0.54</text:p>
      <text:p text:style-name="P2">1341 5.76</text:p>
      <text:p text:style-name="P2">1944 0.56</text:p>
      <text:p text:style-name="P2"/>
      <text:p text:style-name="P2">3 - SU</text:p>
      <text:p text:style-name="P2">0202 5.71</text:p>
      <text:p text:style-name="P2">0802 0.60</text:p>
      <text:p text:style-name="P2">1423 5.64</text:p>
      <text:p text:style-name="P2">2021 0.66</text:p>
      <text:p text:style-name="P2"/>
      <text:p text:style-name="P2">4 - M</text:p>
      <text:p text:style-name="P2">0244 5.54</text:p>
      <text:p text:style-name="P2">0840 0.74</text:p>
      <text:p text:style-name="P2">1504 5.41</text:p>
      <text:p text:style-name="P2">2058 0.84</text:p>
      <text:p text:style-name="P2"/>
      <text:p text:style-name="P2">5 - TU</text:p>
      <text:p text:style-name="P2">0324 5.27</text:p>
      <text:p text:style-name="P2">0917 0.95</text:p>
      <text:p text:style-name="P2">1545 5.12</text:p>
      <text:p text:style-name="P2">2137 1.08</text:p>
      <text:p text:style-name="P2"/>
      <text:p text:style-name="P2">6 - W</text:p>
      <text:p text:style-name="P2">0405 4.96</text:p>
      <text:p text:style-name="P2">0957 1.21</text:p>
      <text:p text:style-name="P2">1625 4.80</text:p>
      <text:p text:style-name="P2">2217 1.35</text:p>
      <text:p text:style-name="P2"/>
      <text:p text:style-name="P2">7 - TH</text:p>
      <text:p text:style-name="P2">0445 4.63</text:p>
      <text:p text:style-name="P2">1039 1.48</text:p>
      <text:p text:style-name="P2">1706 4.48</text:p>
      <text:p text:style-name="P2">2302 1.62</text:p>
      <text:p text:style-name="P2"/>
      <text:p text:style-name="P2">8 - F</text:p>
      <text:p text:style-name="P2">0528 4.33</text:p>
      <text:p text:style-name="P2">1127 1.75</text:p>
      <text:p text:style-name="P2">1751 4.20</text:p>
      <text:p text:style-name="P2">2354 1.86</text:p>
      <text:p text:style-name="P2"/>
      <text:p text:style-name="P2">9 - SA</text:p>
      <text:p text:style-name="P2">0617 4.09</text:p>
      <text:p text:style-name="P2">1223 1.96</text:p>
      <text:p text:style-name="P2">1846 4.00</text:p>
      <text:p text:style-name="P2"/>
      <text:p text:style-name="P2"/>
      <text:p text:style-name="P2">10 - SU</text:p>
      <text:p text:style-name="P2">0054 2.03</text:p>
      <text:p text:style-name="P2">0719 3.95</text:p>
      <text:p text:style-name="P2">1327 2.07</text:p>
      <text:p text:style-name="P2">1954 3.93</text:p>
      <text:p text:style-name="P2"/>
      <text:p text:style-name="P2">11 - M</text:p>
      <text:p text:style-name="P2">0201 2.08</text:p>
      <text:p text:style-name="P2">0829 3.94</text:p>
      <text:p text:style-name="P2">1434 2.04</text:p>
      <text:p text:style-name="P2">2102 3.99</text:p>
      <text:p text:style-name="P2"/>
      <text:p text:style-name="P2">12 - TU</text:p>
      <text:p text:style-name="P2">0306 1.98</text:p>
      <text:p text:style-name="P2">0931 4.07</text:p>
      <text:p text:style-name="P2">1537 1.89</text:p>
      <text:p text:style-name="P2">2157 4.17</text:p>
      <text:p text:style-name="P2"/>
      <text:p text:style-name="P2">13 - W</text:p>
      <text:p text:style-name="P2">0405 1.78</text:p>
      <text:p text:style-name="P2">1020 4.29</text:p>
      <text:p text:style-name="P2">1631 1.65</text:p>
      <text:p text:style-name="P2">2241 4.42</text:p>
      <text:p text:style-name="P2"/>
      <text:p text:style-name="P2">14 - TH</text:p>
      <text:p text:style-name="P2">0456 1.51</text:p>
      <text:p text:style-name="P2">1101 4.56</text:p>
      <text:p text:style-name="P2">1719 1.37</text:p>
      <text:p text:style-name="P2">2321 4.71</text:p>
      <text:p text:style-name="P2"/>
      <text:p text:style-name="P2">15 - F</text:p>
      <text:p text:style-name="P2">0541 1.24</text:p>
      <text:p text:style-name="P2">1141 4.86</text:p>
      <text:p text:style-name="P2">1803 1.11</text:p>
      <text:p text:style-name="P2"/>
      <text:p text:style-name="P2"/>
      <text:p text:style-name="P2">16 - SA</text:p>
      <text:p text:style-name="P2">0000 5.01</text:p>
      <text:p text:style-name="P2">0625 0.98</text:p>
      <text:p text:style-name="P2">1220 5.15</text:p>
      <text:p text:style-name="P2">1846 0.87</text:p>
      <text:p text:style-name="P2"/>
      <text:p text:style-name="P2">17 - SU</text:p>
      <text:p text:style-name="P2">0040 5.28</text:p>
      <text:p text:style-name="P2">0706 0.77</text:p>
      <text:p text:style-name="P2">1301 5.40</text:p>
      <text:p text:style-name="P2">1927 0.70</text:p>
      <text:p text:style-name="P2"/>
      <text:p text:style-name="P2">18 - M</text:p>
      <text:p text:style-name="P2">0122 5.50</text:p>
      <text:p text:style-name="P2">0748 0.63</text:p>
      <text:p text:style-name="P2">1344 5.58</text:p>
      <text:p text:style-name="P2">2009 0.59</text:p>
      <text:p text:style-name="P2"/>
      <text:p text:style-name="P2">19 - TU</text:p>
      <text:p text:style-name="P2">0206 5.64</text:p>
      <text:p text:style-name="P2">0830 0.58</text:p>
      <text:p text:style-name="P2">1428 5.67</text:p>
      <text:p text:style-name="P2">2051 0.58</text:p>
      <text:p text:style-name="P2"/>
      <text:p text:style-name="P2">20 - W</text:p>
      <text:p text:style-name="P2">0251 5.68</text:p>
      <text:p text:style-name="P2">0913 0.60</text:p>
      <text:p text:style-name="P2">1515 5.67</text:p>
      <text:p text:style-name="P2">2135 0.64</text:p>
      <text:p text:style-name="P2"/>
      <text:p text:style-name="P2">21 - TH</text:p>
      <text:p text:style-name="P2">0339 5.63</text:p>
      <text:p text:style-name="P2">0959 0.70</text:p>
      <text:p text:style-name="P2">1605 5.57</text:p>
      <text:p text:style-name="P2">2223 0.77</text:p>
      <text:p text:style-name="P2"/>
      <text:p text:style-name="P2">22 - F</text:p>
      <text:p text:style-name="P2">0431 5.50</text:p>
      <text:p text:style-name="P2">1048 0.86</text:p>
      <text:p text:style-name="P2">1658 5.41</text:p>
      <text:p text:style-name="P2">2315 0.95</text:p>
      <text:p text:style-name="P2"/>
      <text:p text:style-name="P2">23 - SA</text:p>
      <text:p text:style-name="P2">0527 5.32</text:p>
      <text:p text:style-name="P2">1143 1.05</text:p>
      <text:p text:style-name="P2">1757 5.23</text:p>
      <text:p text:style-name="P2"/>
      <text:p text:style-name="P2"/>
      <text:p text:style-name="P2">24 - SU</text:p>
      <text:p text:style-name="P2">0014 1.14</text:p>
      <text:p text:style-name="P2">0628 5.14</text:p>
      <text:p text:style-name="P2">1246 1.22</text:p>
      <text:p text:style-name="P2">1901 5.07</text:p>
      <text:p text:style-name="P2"/>
      <text:p text:style-name="P2">25 - M</text:p>
      <text:p text:style-name="P2">0119 1.28</text:p>
      <text:p text:style-name="P2">0735 5.02</text:p>
      <text:p text:style-name="P2">1354 1.32</text:p>
      <text:p text:style-name="P2">2009 4.99</text:p>
      <text:p text:style-name="P2"/>
      <text:p text:style-name="P2">26 - TU</text:p>
      <text:p text:style-name="P2">0230 1.33</text:p>
      <text:p text:style-name="P2">0843 4.99</text:p>
      <text:p text:style-name="P2">1505 1.32</text:p>
      <text:p text:style-name="P2">2117 5.01</text:p>
      <text:p text:style-name="P2"/>
      <text:p text:style-name="P2">27 - W</text:p>
      <text:p text:style-name="P2">0338 1.29</text:p>
      <text:p text:style-name="P2">0950 5.05</text:p>
      <text:p text:style-name="P2">1610 1.24</text:p>
      <text:p text:style-name="P2">2222 5.11</text:p>
      <text:p text:style-name="P2"/>
      <text:p text:style-name="P2">28 - TH</text:p>
      <text:p text:style-name="P2">0440 1.18</text:p>
      <text:p text:style-name="P2">1052 5.17</text:p>
      <text:p text:style-name="P2">1708 1.11</text:p>
      <text:p text:style-name="P2">2320 5.24</text:p>
      <text:p text:style-name="P2"/>
      <text:p text:style-name="P2">29 - F</text:p>
      <text:p text:style-name="P2">0535 1.05</text:p>
      <text:p text:style-name="P2">1148 5.30</text:p>
      <text:p text:style-name="P2">1800 1.00</text:p>
      <text:p text:style-name="P2"/>
      <text:p text:style-name="P2"/>
      <text:p text:style-name="P2">30 - SA</text:p>
      <text:p text:style-name="P2">0014 5.34</text:p>
      <text:p text:style-name="P2">0623 0.95</text:p>
      <text:p text:style-name="P2">1239 5.38</text:p>
      <text:p text:style-name="P2">1845 0.92</text:p>
      <text:p text:style-name="P2"/>
      <text:p text:style-name="P2">31 - SU</text:p>
      <text:p text:style-name="P2">0103 5.40</text:p>
      <text:p text:style-name="P2">0707 0.90</text:p>
      <text:p text:style-name="P2">1326 5.40</text:p>
      <text:p text:style-name="P2">1927 0.89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officeooo:rsid="0026d9b9"/>
    </style:style>
    <style:style style:name="MT2" style:family="text">
      <style:text-properties officeooo:rsid="00317494"/>
    </style:style>
    <style:page-layout style:name="Mpm1">
      <style:page-layout-properties fo:page-width="21.001cm" fo:page-height="29.7cm" style:num-format="1" style:print-orientation="portrait" fo:margin-top="0.75cm" fo:margin-bottom="0.7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8"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9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Bridge Command Training Area 1 – Times and heights of high and low waters - 20<text:span text:style-name="MT1">2</text:span><text:span text:style-name="MT2">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11-06T20:14:13.690917137</meta:creation-date>
    <meta:editing-duration>PT21H6M49S</meta:editing-duration>
    <meta:editing-cycles>14</meta:editing-cycles>
    <meta:generator>LibreOffice/7.1.1.2$MacOSX_X86_64 LibreOffice_project/fe0b08f4af1bacafe4c7ecc87ce55bb426164676</meta:generator>
    <dc:date>2022-05-12T08:42:53.592393597</dc:date>
    <meta:document-statistic meta:table-count="0" meta:image-count="0" meta:object-count="0" meta:page-count="3" meta:paragraph-count="1788" meta:word-count="3942" meta:character-count="15135" meta:non-whitespace-character-count="12980"/>
  </office:meta>
</office:document-meta>
</file>